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E9000003BA824129B9.svm"/>
  <manifest:file-entry manifest:media-type="" manifest:full-path="Pictures/2000000700000F67000013AD797C96CF.svm"/>
  <manifest:file-entry manifest:media-type="" manifest:full-path="Pictures/2000000700000F67000013AD228FCBC5.svm"/>
  <manifest:file-entry manifest:media-type="" manifest:full-path="Pictures/200000070000175E00000EC211552FF0.svm"/>
  <manifest:file-entry manifest:media-type="" manifest:full-path="Pictures/2000000700000C190000026259045AAC.svm"/>
  <manifest:file-entry manifest:media-type="" manifest:full-path="Pictures/200000070000187100000EC29F6EAC84.svm"/>
  <manifest:file-entry manifest:media-type="" manifest:full-path="Pictures/200000070000033A00000728348B3D42.svm"/>
  <manifest:file-entry manifest:media-type="" manifest:full-path="Pictures/20000007000018B50000036A5A619D66.svm"/>
  <manifest:file-entry manifest:media-type="image/png" manifest:full-path="Pictures/1000000000000044000000439F33C370.png"/>
  <manifest:file-entry manifest:media-type="" manifest:full-path="Pictures/200000070000184B0000039F480A858D.svm"/>
  <manifest:file-entry manifest:media-type="image/png" manifest:full-path="Pictures/10000000000000200000002000309F1C.png"/>
  <manifest:file-entry manifest:media-type="" manifest:full-path="Pictures/200000070000101E0000087F7A0E25E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Monospace" svg:font-family="Monospace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6.988cm" fo:margin-left="0.011cm" fo:margin-right="0cm" table:align="margins"/>
    </style:style>
    <style:style style:name="Tabla3.A" style:family="table-column">
      <style:table-column-properties style:column-width="1.774cm" style:rel-column-width="6846*"/>
    </style:style>
    <style:style style:name="Tabla3.B" style:family="table-column">
      <style:table-column-properties style:column-width="2.829cm" style:rel-column-width="10915*"/>
    </style:style>
    <style:style style:name="Tabla3.C" style:family="table-column">
      <style:table-column-properties style:column-width="3.545cm" style:rel-column-width="13678*"/>
    </style:style>
    <style:style style:name="Tabla3.D" style:family="table-column">
      <style:table-column-properties style:column-width="8.839cm" style:rel-column-width="34096*"/>
    </style:style>
    <style:style style:name="Tabla3.A1" style:family="table-cell" style:data-style-name="N5100">
      <style:table-cell-properties style:vertical-align="middle" fo:background-color="#000000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 style:data-style-name="N5100">
      <style:table-cell-properties style:vertical-align="middle" fo:background-color="#000000" fo:padding="0cm" fo:border-left="0.002cm solid #ffffff" fo:border-right="none" fo:border-top="0.002cm solid #000000" fo:border-bottom="0.002cm solid #000000">
        <style:background-image/>
      </style:table-cell-properties>
    </style:style>
    <style:style style:name="Tabla3.D1" style:family="table-cell" style:data-style-name="N5100">
      <style:table-cell-properties style:vertical-align="middle" fo:background-color="#000000" fo:padding="0cm" fo:border-left="0.002cm solid #ffffff" fo:border-right="0.002cm solid #000000" fo:border-top="0.002cm solid #000000" fo:border-bottom="0.002cm solid #000000">
        <style:background-image/>
      </style:table-cell-properties>
    </style:style>
    <style:style style:name="Tabla3.A2" style:family="table-cell" style:data-style-name="N5100">
      <style:table-cell-properties style:vertical-align="middle"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style:vertical-align="middle"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a3.D2" style:family="table-cell">
      <style:table-cell-properties style:vertical-align="middle"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Verdana1" fo:font-size="6.5pt" style:font-size-asian="6.5pt"/>
    </style:style>
    <style:style style:name="P2" style:family="paragraph" style:parent-style-name="Header">
      <style:paragraph-properties fo:margin-left="1.03cm" fo:margin-right="-0.016cm" fo:text-align="center" style:justify-single-word="false" fo:text-indent="0cm" style:auto-text-indent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3" style:family="paragraph" style:parent-style-name="Header">
      <style:paragraph-properties fo:margin-left="0cm" fo:margin-right="0.078cm" fo:text-align="end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1" fo:font-size="8pt" fo:font-weight="bold" style:font-size-asian="8pt" style:font-weight-asian="bold" style:font-size-complex="8pt" style:font-weight-complex="bold"/>
    </style:style>
    <style:style style:name="P4" style:family="paragraph" style:parent-style-name="Document_20_Title">
      <style:paragraph-properties fo:text-align="center" style:justify-single-word="false" fo:background-color="#e6e6e6">
        <style:background-image/>
      </style:paragraph-properties>
    </style:style>
    <style:style style:name="P5" style:family="paragraph" style:parent-style-name="Standard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Frame_20_contents">
      <style:paragraph-properties fo:text-align="justify" style:justify-single-word="false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margin-left="1.251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Frame_20_contents">
      <style:paragraph-properties fo:margin-left="1.251cm" fo:margin-right="0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14">
      <style:paragraph-properties fo:text-align="justify" style:justify-single-word="false"/>
    </style:style>
    <style:style style:name="P18" style:family="paragraph" style:parent-style-name="Text_20_body" style:list-style-name="L14">
      <style:paragraph-properties fo:text-align="justify" style:justify-single-word="false"/>
    </style:style>
    <style:style style:name="P19" style:family="paragraph" style:parent-style-name="Text_20_body" style:list-style-name="L11">
      <style:paragraph-properties fo:text-align="justify" style:justify-single-word="false"/>
    </style:style>
    <style:style style:name="P20" style:family="paragraph" style:parent-style-name="Text_20_body" style:list-style-name="L11">
      <style:paragraph-properties fo:text-align="justify" style:justify-single-word="false"/>
    </style:style>
    <style:style style:name="P21" style:family="paragraph" style:parent-style-name="Text_20_body" style:list-style-name="L50">
      <style:paragraph-properties fo:text-align="justify" style:justify-single-word="false"/>
    </style:style>
    <style:style style:name="P22" style:family="paragraph" style:parent-style-name="Text_20_body" style:list-style-name="L50">
      <style:paragraph-properties fo:text-align="justify" style:justify-single-word="false"/>
    </style:style>
    <style:style style:name="P23" style:family="paragraph" style:parent-style-name="Text_20_body" style:list-style-name="L50">
      <style:paragraph-properties fo:text-align="justify" style:justify-single-word="false"/>
    </style:style>
    <style:style style:name="P24" style:family="paragraph" style:parent-style-name="Text_20_body" style:list-style-name="L50">
      <style:paragraph-properties fo:text-align="justify" style:justify-single-word="false"/>
    </style:style>
    <style:style style:name="P25" style:family="paragraph" style:parent-style-name="Text_20_body" style:list-style-name="L50">
      <style:paragraph-properties fo:text-align="justify" style:justify-single-word="false"/>
    </style:style>
    <style:style style:name="P26" style:family="paragraph" style:parent-style-name="Text_20_body" style:list-style-name="L50">
      <style:paragraph-properties fo:text-align="justify" style:justify-single-word="false"/>
    </style:style>
    <style:style style:name="P27" style:family="paragraph" style:parent-style-name="Text_20_body" style:list-style-name="L50">
      <style:paragraph-properties fo:text-align="justify" style:justify-single-word="false"/>
    </style:style>
    <style:style style:name="P28" style:family="paragraph" style:parent-style-name="Text_20_body" style:list-style-name="L50">
      <style:paragraph-properties fo:text-align="justify" style:justify-single-word="false"/>
    </style:style>
    <style:style style:name="P29" style:family="paragraph" style:parent-style-name="Text_20_body" style:list-style-name="L50">
      <style:paragraph-properties fo:text-align="justify" style:justify-single-word="false"/>
    </style:style>
    <style:style style:name="P30" style:family="paragraph" style:parent-style-name="Text_20_body" style:list-style-name="L50">
      <style:paragraph-properties fo:text-align="justify" style:justify-single-word="false"/>
    </style:style>
    <style:style style:name="P31" style:family="paragraph" style:parent-style-name="Text_20_body" style:list-style-name="L50">
      <style:paragraph-properties fo:text-align="justify" style:justify-single-word="false"/>
    </style:style>
    <style:style style:name="P32" style:family="paragraph" style:parent-style-name="Text_20_body" style:list-style-name="L50">
      <style:paragraph-properties fo:text-align="justify" style:justify-single-word="false"/>
    </style:style>
    <style:style style:name="P33" style:family="paragraph" style:parent-style-name="Text_20_body" style:list-style-name="L50">
      <style:paragraph-properties fo:text-align="justify" style:justify-single-word="false"/>
    </style:style>
    <style:style style:name="P34" style:family="paragraph" style:parent-style-name="Text_20_body" style:list-style-name="L50">
      <style:paragraph-properties fo:text-align="justify" style:justify-single-word="false"/>
    </style:style>
    <style:style style:name="P35" style:family="paragraph" style:parent-style-name="Text_20_body" style:list-style-name="L50">
      <style:paragraph-properties fo:text-align="justify" style:justify-single-word="false"/>
    </style:style>
    <style:style style:name="P36" style:family="paragraph" style:parent-style-name="Text_20_body" style:list-style-name="L50">
      <style:paragraph-properties fo:text-align="justify" style:justify-single-word="false"/>
    </style:style>
    <style:style style:name="P37" style:family="paragraph" style:parent-style-name="Text_20_body" style:list-style-name="L50">
      <style:paragraph-properties fo:text-align="justify" style:justify-single-word="false"/>
    </style:style>
    <style:style style:name="P38" style:family="paragraph" style:parent-style-name="Text_20_body" style:list-style-name="L50">
      <style:paragraph-properties fo:text-align="justify" style:justify-single-word="false"/>
    </style:style>
    <style:style style:name="P39" style:family="paragraph" style:parent-style-name="Text_20_body" style:list-style-name="L50">
      <style:paragraph-properties fo:text-align="justify" style:justify-single-word="false"/>
    </style:style>
    <style:style style:name="P40" style:family="paragraph" style:parent-style-name="Text_20_body" style:list-style-name="L50">
      <style:paragraph-properties fo:text-align="justify" style:justify-single-word="false"/>
    </style:style>
    <style:style style:name="P41" style:family="paragraph" style:parent-style-name="Text_20_body" style:list-style-name="L50">
      <style:paragraph-properties fo:text-align="justify" style:justify-single-word="false"/>
    </style:style>
    <style:style style:name="P42" style:family="paragraph" style:parent-style-name="Text_20_body" style:list-style-name="L50">
      <style:paragraph-properties fo:text-align="justify" style:justify-single-word="false"/>
    </style:style>
    <style:style style:name="P43" style:family="paragraph" style:parent-style-name="Text_20_body" style:list-style-name="L50">
      <style:paragraph-properties fo:text-align="justify" style:justify-single-word="false"/>
    </style:style>
    <style:style style:name="P44" style:family="paragraph" style:parent-style-name="Text_20_body" style:list-style-name="L50">
      <style:paragraph-properties fo:text-align="justify" style:justify-single-word="false"/>
    </style:style>
    <style:style style:name="P45" style:family="paragraph" style:parent-style-name="Text_20_body" style:list-style-name="L50">
      <style:paragraph-properties fo:text-align="justify" style:justify-single-word="false"/>
    </style:style>
    <style:style style:name="P46" style:family="paragraph" style:parent-style-name="Text_20_body" style:list-style-name="L50">
      <style:paragraph-properties fo:text-align="justify" style:justify-single-word="false"/>
    </style:style>
    <style:style style:name="P47" style:family="paragraph" style:parent-style-name="Text_20_body" style:list-style-name="L50">
      <style:paragraph-properties fo:text-align="justify" style:justify-single-word="false"/>
    </style:style>
    <style:style style:name="P48" style:family="paragraph" style:parent-style-name="Text_20_body" style:list-style-name="L50">
      <style:paragraph-properties fo:text-align="justify" style:justify-single-word="false"/>
    </style:style>
    <style:style style:name="P49" style:family="paragraph" style:parent-style-name="Text_20_body" style:list-style-name="L50">
      <style:paragraph-properties fo:text-align="justify" style:justify-single-word="false"/>
    </style:style>
    <style:style style:name="P50" style:family="paragraph" style:parent-style-name="Text_20_body" style:list-style-name="L50">
      <style:paragraph-properties fo:text-align="justify" style:justify-single-word="false"/>
    </style:style>
    <style:style style:name="P51" style:family="paragraph" style:parent-style-name="Text_20_body" style:list-style-name="L50">
      <style:paragraph-properties fo:text-align="justify" style:justify-single-word="false"/>
    </style:style>
    <style:style style:name="P52" style:family="paragraph" style:parent-style-name="Text_20_body" style:list-style-name="L50">
      <style:paragraph-properties fo:text-align="justify" style:justify-single-word="false"/>
    </style:style>
    <style:style style:name="P53" style:family="paragraph" style:parent-style-name="Text_20_body" style:list-style-name="L50">
      <style:paragraph-properties fo:text-align="justify" style:justify-single-word="false"/>
    </style:style>
    <style:style style:name="P54" style:family="paragraph" style:parent-style-name="Text_20_body" style:list-style-name="L50">
      <style:paragraph-properties fo:text-align="justify" style:justify-single-word="false"/>
    </style:style>
    <style:style style:name="P55" style:family="paragraph" style:parent-style-name="Text_20_body" style:list-style-name="L50">
      <style:paragraph-properties fo:text-align="justify" style:justify-single-word="false"/>
    </style:style>
    <style:style style:name="P56" style:family="paragraph" style:parent-style-name="Text_20_body" style:list-style-name="L50">
      <style:paragraph-properties fo:text-align="justify" style:justify-single-word="false"/>
    </style:style>
    <style:style style:name="P57" style:family="paragraph" style:parent-style-name="Text_20_body" style:list-style-name="L50">
      <style:paragraph-properties fo:text-align="justify" style:justify-single-word="false"/>
    </style:style>
    <style:style style:name="P58" style:family="paragraph" style:parent-style-name="Text_20_body" style:list-style-name="L50">
      <style:paragraph-properties fo:text-align="justify" style:justify-single-word="false"/>
    </style:style>
    <style:style style:name="P59" style:family="paragraph" style:parent-style-name="Text_20_body" style:list-style-name="L50">
      <style:paragraph-properties fo:text-align="justify" style:justify-single-word="false"/>
    </style:style>
    <style:style style:name="P60" style:family="paragraph" style:parent-style-name="Text_20_body" style:list-style-name="L50">
      <style:paragraph-properties fo:text-align="justify" style:justify-single-word="false"/>
    </style:style>
    <style:style style:name="P61" style:family="paragraph" style:parent-style-name="Text_20_body" style:list-style-name="L50">
      <style:paragraph-properties fo:text-align="justify" style:justify-single-word="false"/>
    </style:style>
    <style:style style:name="P62" style:family="paragraph" style:parent-style-name="Text_20_body" style:list-style-name="L50">
      <style:paragraph-properties fo:text-align="justify" style:justify-single-word="false"/>
    </style:style>
    <style:style style:name="P63" style:family="paragraph" style:parent-style-name="Text_20_body" style:list-style-name="L50">
      <style:paragraph-properties fo:text-align="justify" style:justify-single-word="false"/>
    </style:style>
    <style:style style:name="P64" style:family="paragraph" style:parent-style-name="Text_20_body" style:list-style-name="L50">
      <style:paragraph-properties fo:text-align="justify" style:justify-single-word="false"/>
    </style:style>
    <style:style style:name="P65" style:family="paragraph" style:parent-style-name="Text_20_body" style:list-style-name="L50">
      <style:paragraph-properties fo:text-align="justify" style:justify-single-word="false"/>
    </style:style>
    <style:style style:name="P66" style:family="paragraph" style:parent-style-name="Text_20_body" style:list-style-name="L50">
      <style:paragraph-properties fo:text-align="justify" style:justify-single-word="false"/>
    </style:style>
    <style:style style:name="P67" style:family="paragraph" style:parent-style-name="Text_20_body" style:list-style-name="L50">
      <style:paragraph-properties fo:text-align="justify" style:justify-single-word="false"/>
    </style:style>
    <style:style style:name="P68" style:family="paragraph" style:parent-style-name="Text_20_body" style:list-style-name="L50">
      <style:paragraph-properties fo:text-align="justify" style:justify-single-word="false"/>
    </style:style>
    <style:style style:name="P69" style:family="paragraph" style:parent-style-name="Text_20_body" style:list-style-name="L50">
      <style:paragraph-properties fo:text-align="justify" style:justify-single-word="false"/>
    </style:style>
    <style:style style:name="P70" style:family="paragraph" style:parent-style-name="Text_20_body" style:list-style-name="L50">
      <style:paragraph-properties fo:text-align="justify" style:justify-single-word="false"/>
    </style:style>
    <style:style style:name="P71" style:family="paragraph" style:parent-style-name="Text_20_body" style:list-style-name="L50">
      <style:paragraph-properties fo:text-align="justify" style:justify-single-word="false"/>
    </style:style>
    <style:style style:name="P72" style:family="paragraph" style:parent-style-name="Text_20_body" style:list-style-name="L50">
      <style:paragraph-properties fo:text-align="justify" style:justify-single-word="false"/>
    </style:style>
    <style:style style:name="P73" style:family="paragraph" style:parent-style-name="Text_20_body" style:list-style-name="L50">
      <style:paragraph-properties fo:text-align="justify" style:justify-single-word="false"/>
    </style:style>
    <style:style style:name="P74" style:family="paragraph" style:parent-style-name="Text_20_body" style:list-style-name="L50">
      <style:paragraph-properties fo:text-align="justify" style:justify-single-word="false"/>
    </style:style>
    <style:style style:name="P75" style:family="paragraph" style:parent-style-name="Text_20_body" style:list-style-name="L50">
      <style:paragraph-properties fo:text-align="justify" style:justify-single-word="false"/>
    </style:style>
    <style:style style:name="P76" style:family="paragraph" style:parent-style-name="Text_20_body" style:list-style-name="L50">
      <style:paragraph-properties fo:text-align="justify" style:justify-single-word="false"/>
    </style:style>
    <style:style style:name="P77" style:family="paragraph" style:parent-style-name="Text_20_body" style:list-style-name="L50">
      <style:paragraph-properties fo:text-align="justify" style:justify-single-word="false"/>
    </style:style>
    <style:style style:name="P78" style:family="paragraph" style:parent-style-name="Text_20_body" style:list-style-name="L50">
      <style:paragraph-properties fo:text-align="justify" style:justify-single-word="false"/>
    </style:style>
    <style:style style:name="P79" style:family="paragraph" style:parent-style-name="Text_20_body" style:list-style-name="L50">
      <style:paragraph-properties fo:text-align="justify" style:justify-single-word="false"/>
    </style:style>
    <style:style style:name="P80" style:family="paragraph" style:parent-style-name="Text_20_body" style:list-style-name="L50">
      <style:paragraph-properties fo:text-align="justify" style:justify-single-word="false"/>
    </style:style>
    <style:style style:name="P81" style:family="paragraph" style:parent-style-name="Text_20_body" style:list-style-name="L50">
      <style:paragraph-properties fo:text-align="justify" style:justify-single-word="false"/>
    </style:style>
    <style:style style:name="P82" style:family="paragraph" style:parent-style-name="Text_20_body" style:list-style-name="L50">
      <style:paragraph-properties fo:text-align="justify" style:justify-single-word="false"/>
    </style:style>
    <style:style style:name="P83" style:family="paragraph" style:parent-style-name="Text_20_body" style:list-style-name="L50">
      <style:paragraph-properties fo:text-align="justify" style:justify-single-word="false"/>
    </style:style>
    <style:style style:name="P84" style:family="paragraph" style:parent-style-name="Text_20_body" style:list-style-name="L50">
      <style:paragraph-properties fo:text-align="justify" style:justify-single-word="false"/>
    </style:style>
    <style:style style:name="P85" style:family="paragraph" style:parent-style-name="Text_20_body" style:list-style-name="L50">
      <style:paragraph-properties fo:text-align="justify" style:justify-single-word="false"/>
    </style:style>
    <style:style style:name="P86" style:family="paragraph" style:parent-style-name="Text_20_body" style:list-style-name="L50">
      <style:paragraph-properties fo:text-align="justify" style:justify-single-word="false"/>
    </style:style>
    <style:style style:name="P87" style:family="paragraph" style:parent-style-name="Text_20_body" style:list-style-name="L50">
      <style:paragraph-properties fo:text-align="justify" style:justify-single-word="false"/>
    </style:style>
    <style:style style:name="P88" style:family="paragraph" style:parent-style-name="Text_20_body" style:list-style-name="L50">
      <style:paragraph-properties fo:text-align="justify" style:justify-single-word="false"/>
    </style:style>
    <style:style style:name="P89" style:family="paragraph" style:parent-style-name="Text_20_body" style:list-style-name="L50">
      <style:paragraph-properties fo:text-align="justify" style:justify-single-word="false"/>
    </style:style>
    <style:style style:name="P90" style:family="paragraph" style:parent-style-name="Text_20_body" style:list-style-name="L50">
      <style:paragraph-properties fo:text-align="justify" style:justify-single-word="false"/>
    </style:style>
    <style:style style:name="P91" style:family="paragraph" style:parent-style-name="Text_20_body" style:list-style-name="L50">
      <style:paragraph-properties fo:text-align="justify" style:justify-single-word="false"/>
    </style:style>
    <style:style style:name="P92" style:family="paragraph" style:parent-style-name="Text_20_body" style:list-style-name="L50">
      <style:paragraph-properties fo:text-align="justify" style:justify-single-word="false"/>
    </style:style>
    <style:style style:name="P93" style:family="paragraph" style:parent-style-name="Text_20_body" style:list-style-name="L50">
      <style:paragraph-properties fo:text-align="justify" style:justify-single-word="false"/>
    </style:style>
    <style:style style:name="P94" style:family="paragraph" style:parent-style-name="Text_20_body" style:list-style-name="L51">
      <style:paragraph-properties fo:text-align="justify" style:justify-single-word="false"/>
    </style:style>
    <style:style style:name="P95" style:family="paragraph" style:parent-style-name="Text_20_body" style:list-style-name="L51">
      <style:paragraph-properties fo:text-align="justify" style:justify-single-word="false"/>
    </style:style>
    <style:style style:name="P96" style:family="paragraph" style:parent-style-name="Text_20_body" style:list-style-name="L51">
      <style:paragraph-properties fo:text-align="justify" style:justify-single-word="false"/>
    </style:style>
    <style:style style:name="P97" style:family="paragraph" style:parent-style-name="Text_20_body" style:list-style-name="L51">
      <style:paragraph-properties fo:text-align="justify" style:justify-single-word="false"/>
    </style:style>
    <style:style style:name="P98" style:family="paragraph" style:parent-style-name="Text_20_body" style:list-style-name="L51">
      <style:paragraph-properties fo:text-align="justify" style:justify-single-word="false"/>
    </style:style>
    <style:style style:name="P99" style:family="paragraph" style:parent-style-name="Text_20_body" style:list-style-name="L51">
      <style:paragraph-properties fo:text-align="justify" style:justify-single-word="false"/>
    </style:style>
    <style:style style:name="P100" style:family="paragraph" style:parent-style-name="Text_20_body" style:list-style-name="L51">
      <style:paragraph-properties fo:text-align="justify" style:justify-single-word="false"/>
    </style:style>
    <style:style style:name="P101" style:family="paragraph" style:parent-style-name="Text_20_body" style:list-style-name="L51">
      <style:paragraph-properties fo:text-align="justify" style:justify-single-word="false"/>
    </style:style>
    <style:style style:name="P102" style:family="paragraph" style:parent-style-name="Text_20_body" style:list-style-name="L51">
      <style:paragraph-properties fo:text-align="justify" style:justify-single-word="false"/>
    </style:style>
    <style:style style:name="P103" style:family="paragraph" style:parent-style-name="Text_20_body" style:list-style-name="L50">
      <style:paragraph-properties fo:text-align="justify" style:justify-single-word="false"/>
    </style:style>
    <style:style style:name="P104" style:family="paragraph" style:parent-style-name="Text_20_body" style:list-style-name="L50">
      <style:paragraph-properties fo:text-align="justify" style:justify-single-word="false"/>
    </style:style>
    <style:style style:name="P105" style:family="paragraph" style:parent-style-name="Text_20_body" style:list-style-name="L50">
      <style:paragraph-properties fo:text-align="justify" style:justify-single-word="false"/>
    </style:style>
    <style:style style:name="P106" style:family="paragraph" style:parent-style-name="Text_20_body" style:list-style-name="L50">
      <style:paragraph-properties fo:text-align="justify" style:justify-single-word="false"/>
    </style:style>
    <style:style style:name="P107" style:family="paragraph" style:parent-style-name="Text_20_body" style:list-style-name="L50">
      <style:paragraph-properties fo:text-align="justify" style:justify-single-word="false"/>
    </style:style>
    <style:style style:name="P108" style:family="paragraph" style:parent-style-name="Text_20_body" style:list-style-name="L50">
      <style:paragraph-properties fo:text-align="justify" style:justify-single-word="false"/>
    </style:style>
    <style:style style:name="P109" style:family="paragraph" style:parent-style-name="Text_20_body" style:list-style-name="L50">
      <style:paragraph-properties fo:text-align="justify" style:justify-single-word="false"/>
    </style:style>
    <style:style style:name="P110" style:family="paragraph" style:parent-style-name="Text_20_body" style:list-style-name="L50">
      <style:paragraph-properties fo:text-align="justify" style:justify-single-word="false"/>
    </style:style>
    <style:style style:name="P111" style:family="paragraph" style:parent-style-name="Text_20_body" style:list-style-name="L50">
      <style:paragraph-properties fo:text-align="justify" style:justify-single-word="false"/>
    </style:style>
    <style:style style:name="P112" style:family="paragraph" style:parent-style-name="Text_20_body" style:list-style-name="L50">
      <style:paragraph-properties fo:text-align="justify" style:justify-single-word="false"/>
    </style:style>
    <style:style style:name="P113" style:family="paragraph" style:parent-style-name="Text_20_body" style:list-style-name="L50">
      <style:paragraph-properties fo:text-align="justify" style:justify-single-word="false"/>
    </style:style>
    <style:style style:name="P114" style:family="paragraph" style:parent-style-name="Text_20_body" style:list-style-name="L50">
      <style:paragraph-properties fo:text-align="justify" style:justify-single-word="false"/>
    </style:style>
    <style:style style:name="P115" style:family="paragraph" style:parent-style-name="Text_20_body" style:list-style-name="L50">
      <style:paragraph-properties fo:text-align="justify" style:justify-single-word="false"/>
    </style:style>
    <style:style style:name="P116" style:family="paragraph" style:parent-style-name="Text_20_body" style:list-style-name="L50">
      <style:paragraph-properties fo:text-align="justify" style:justify-single-word="false"/>
    </style:style>
    <style:style style:name="P117" style:family="paragraph" style:parent-style-name="Text_20_body" style:list-style-name="L50">
      <style:paragraph-properties fo:text-align="justify" style:justify-single-word="false"/>
    </style:style>
    <style:style style:name="P118" style:family="paragraph" style:parent-style-name="Text_20_body" style:list-style-name="L50">
      <style:paragraph-properties fo:text-align="justify" style:justify-single-word="false"/>
    </style:style>
    <style:style style:name="P119" style:family="paragraph" style:parent-style-name="Text_20_body" style:list-style-name="L50">
      <style:paragraph-properties fo:text-align="justify" style:justify-single-word="false"/>
    </style:style>
    <style:style style:name="P120" style:family="paragraph" style:parent-style-name="Text_20_body" style:list-style-name="L50">
      <style:paragraph-properties fo:text-align="justify" style:justify-single-word="false"/>
    </style:style>
    <style:style style:name="P121" style:family="paragraph" style:parent-style-name="Text_20_body" style:list-style-name="L50">
      <style:paragraph-properties fo:text-align="justify" style:justify-single-word="false"/>
    </style:style>
    <style:style style:name="P122" style:family="paragraph" style:parent-style-name="Text_20_body" style:list-style-name="L50">
      <style:paragraph-properties fo:text-align="justify" style:justify-single-word="false"/>
    </style:style>
    <style:style style:name="P123" style:family="paragraph" style:parent-style-name="Text_20_body" style:list-style-name="L50">
      <style:paragraph-properties fo:text-align="justify" style:justify-single-word="false"/>
    </style:style>
    <style:style style:name="P124" style:family="paragraph" style:parent-style-name="Text_20_body" style:list-style-name="L50">
      <style:paragraph-properties fo:text-align="justify" style:justify-single-word="false"/>
    </style:style>
    <style:style style:name="P125" style:family="paragraph" style:parent-style-name="Text_20_body" style:list-style-name="L50">
      <style:paragraph-properties fo:text-align="justify" style:justify-single-word="false"/>
    </style:style>
    <style:style style:name="P126" style:family="paragraph" style:parent-style-name="Text_20_body" style:list-style-name="L50">
      <style:paragraph-properties fo:text-align="justify" style:justify-single-word="false"/>
    </style:style>
    <style:style style:name="P127" style:family="paragraph" style:parent-style-name="Text_20_body" style:list-style-name="L50">
      <style:paragraph-properties fo:text-align="justify" style:justify-single-word="false"/>
    </style:style>
    <style:style style:name="P128" style:family="paragraph" style:parent-style-name="Text_20_body" style:list-style-name="L50">
      <style:paragraph-properties fo:text-align="justify" style:justify-single-word="false"/>
    </style:style>
    <style:style style:name="P129" style:family="paragraph" style:parent-style-name="Text_20_body" style:list-style-name="L50">
      <style:paragraph-properties fo:text-align="justify" style:justify-single-word="false"/>
    </style:style>
    <style:style style:name="P130" style:family="paragraph" style:parent-style-name="Text_20_body" style:list-style-name="L14">
      <style:paragraph-properties fo:text-align="justify" style:justify-single-word="false"/>
    </style:style>
    <style:style style:name="P131" style:family="paragraph" style:parent-style-name="Text_20_body" style:list-style-name="L2"/>
    <style:style style:name="P132" style:family="paragraph" style:parent-style-name="Text_20_body" style:list-style-name="L2"/>
    <style:style style:name="P133" style:family="paragraph" style:parent-style-name="Text_20_body" style:list-style-name="L2"/>
    <style:style style:name="P134" style:family="paragraph" style:parent-style-name="Text_20_body" style:list-style-name="L2"/>
    <style:style style:name="P135" style:family="paragraph" style:parent-style-name="Text_20_body" style:list-style-name="L2"/>
    <style:style style:name="P136" style:family="paragraph" style:parent-style-name="Text_20_body" style:list-style-name="L2"/>
    <style:style style:name="P137" style:family="paragraph" style:parent-style-name="Text_20_body" style:list-style-name="L2"/>
    <style:style style:name="P138" style:family="paragraph" style:parent-style-name="Text_20_body" style:list-style-name="L2"/>
    <style:style style:name="P139" style:family="paragraph" style:parent-style-name="Text_20_body" style:list-style-name="L2"/>
    <style:style style:name="P140" style:family="paragraph" style:parent-style-name="Text_20_body" style:list-style-name="L2"/>
    <style:style style:name="P141" style:family="paragraph" style:parent-style-name="Text_20_body" style:list-style-name="L2"/>
    <style:style style:name="P142" style:family="paragraph" style:parent-style-name="Text_20_body" style:list-style-name="L2"/>
    <style:style style:name="P143" style:family="paragraph" style:parent-style-name="Text_20_body" style:list-style-name="L2"/>
    <style:style style:name="P144" style:family="paragraph" style:parent-style-name="Text_20_body" style:list-style-name="L2"/>
    <style:style style:name="P145" style:family="paragraph" style:parent-style-name="Text_20_body" style:list-style-name="L9"/>
    <style:style style:name="P146" style:family="paragraph" style:parent-style-name="Text_20_body" style:list-style-name="L9"/>
    <style:style style:name="P147" style:family="paragraph" style:parent-style-name="Text_20_body" style:list-style-name="L9"/>
    <style:style style:name="P148" style:family="paragraph" style:parent-style-name="Text_20_body" style:list-style-name="L9"/>
    <style:style style:name="P149" style:family="paragraph" style:parent-style-name="Text_20_body" style:list-style-name="L9"/>
    <style:style style:name="P150" style:family="paragraph" style:parent-style-name="Text_20_body" style:list-style-name="L9"/>
    <style:style style:name="P151" style:family="paragraph" style:parent-style-name="Text_20_body" style:list-style-name="L9"/>
    <style:style style:name="P152" style:family="paragraph" style:parent-style-name="Text_20_body" style:list-style-name="L9"/>
    <style:style style:name="P153" style:family="paragraph" style:parent-style-name="Text_20_body" style:list-style-name="L9"/>
    <style:style style:name="P154" style:family="paragraph" style:parent-style-name="Text_20_body" style:list-style-name="L9"/>
    <style:style style:name="P155" style:family="paragraph" style:parent-style-name="Text_20_body" style:list-style-name="L9"/>
    <style:style style:name="P156" style:family="paragraph" style:parent-style-name="Text_20_body" style:list-style-name="L9"/>
    <style:style style:name="P157" style:family="paragraph" style:parent-style-name="Text_20_body" style:list-style-name="L9"/>
    <style:style style:name="P158" style:family="paragraph" style:parent-style-name="Text_20_body" style:list-style-name="L9"/>
    <style:style style:name="P159" style:family="paragraph" style:parent-style-name="Text_20_body" style:list-style-name="L9"/>
    <style:style style:name="P160" style:family="paragraph" style:parent-style-name="Text_20_body" style:list-style-name="L9"/>
    <style:style style:name="P161" style:family="paragraph" style:parent-style-name="Text_20_body" style:list-style-name="L9"/>
    <style:style style:name="P162" style:family="paragraph" style:parent-style-name="Text_20_body" style:list-style-name="L9"/>
    <style:style style:name="P163" style:family="paragraph" style:parent-style-name="Text_20_body" style:list-style-name="L9"/>
    <style:style style:name="P164" style:family="paragraph" style:parent-style-name="Text_20_body" style:list-style-name="L9"/>
    <style:style style:name="P165" style:family="paragraph" style:parent-style-name="Text_20_body" style:list-style-name="L9"/>
    <style:style style:name="P166" style:family="paragraph" style:parent-style-name="Text_20_body" style:list-style-name="L9"/>
    <style:style style:name="P167" style:family="paragraph" style:parent-style-name="Text_20_body" style:list-style-name="L9"/>
    <style:style style:name="P168" style:family="paragraph" style:parent-style-name="Text_20_body" style:list-style-name="L9"/>
    <style:style style:name="P169" style:family="paragraph" style:parent-style-name="Text_20_body" style:list-style-name="L9"/>
    <style:style style:name="P170" style:family="paragraph" style:parent-style-name="Text_20_body" style:list-style-name="L9"/>
    <style:style style:name="P171" style:family="paragraph" style:parent-style-name="Text_20_body" style:list-style-name="L9"/>
    <style:style style:name="P172" style:family="paragraph" style:parent-style-name="Text_20_body" style:list-style-name="L9"/>
    <style:style style:name="P173" style:family="paragraph" style:parent-style-name="Text_20_body" style:list-style-name="L9"/>
    <style:style style:name="P174" style:family="paragraph" style:parent-style-name="Text_20_body" style:list-style-name="L9"/>
    <style:style style:name="P175" style:family="paragraph" style:parent-style-name="Text_20_body" style:list-style-name="L9"/>
    <style:style style:name="P176" style:family="paragraph" style:parent-style-name="Text_20_body" style:list-style-name="L9"/>
    <style:style style:name="P177" style:family="paragraph" style:parent-style-name="Text_20_body" style:list-style-name="L9"/>
    <style:style style:name="P178" style:family="paragraph" style:parent-style-name="Text_20_body" style:list-style-name="L9"/>
    <style:style style:name="P179" style:family="paragraph" style:parent-style-name="Text_20_body" style:list-style-name="L9"/>
    <style:style style:name="P180" style:family="paragraph" style:parent-style-name="Text_20_body" style:list-style-name="L9"/>
    <style:style style:name="P181" style:family="paragraph" style:parent-style-name="Text_20_body" style:list-style-name="L9"/>
    <style:style style:name="P182" style:family="paragraph" style:parent-style-name="Text_20_body" style:list-style-name="L9"/>
    <style:style style:name="P183" style:family="paragraph" style:parent-style-name="Text_20_body" style:list-style-name="L9"/>
    <style:style style:name="P184" style:family="paragraph" style:parent-style-name="Text_20_body" style:list-style-name="L9"/>
    <style:style style:name="P185" style:family="paragraph" style:parent-style-name="Text_20_body" style:list-style-name="L9"/>
    <style:style style:name="P186" style:family="paragraph" style:parent-style-name="Text_20_body" style:list-style-name="L9"/>
    <style:style style:name="P187" style:family="paragraph" style:parent-style-name="Text_20_body" style:list-style-name="L9"/>
    <style:style style:name="P188" style:family="paragraph" style:parent-style-name="Text_20_body" style:list-style-name="L9"/>
    <style:style style:name="P189" style:family="paragraph" style:parent-style-name="Text_20_body" style:list-style-name="L9"/>
    <style:style style:name="P190" style:family="paragraph" style:parent-style-name="Text_20_body" style:list-style-name="L9"/>
    <style:style style:name="P191" style:family="paragraph" style:parent-style-name="Text_20_body" style:list-style-name="L9"/>
    <style:style style:name="P192" style:family="paragraph" style:parent-style-name="Text_20_body" style:list-style-name="L9"/>
    <style:style style:name="P193" style:family="paragraph" style:parent-style-name="Text_20_body" style:list-style-name="L9"/>
    <style:style style:name="P194" style:family="paragraph" style:parent-style-name="Text_20_body" style:list-style-name="L9"/>
    <style:style style:name="P195" style:family="paragraph" style:parent-style-name="Text_20_body" style:list-style-name="L9"/>
    <style:style style:name="P196" style:family="paragraph" style:parent-style-name="Text_20_body" style:list-style-name="L9"/>
    <style:style style:name="P197" style:family="paragraph" style:parent-style-name="Text_20_body" style:list-style-name="L9"/>
    <style:style style:name="P198" style:family="paragraph" style:parent-style-name="Text_20_body" style:list-style-name="L9"/>
    <style:style style:name="P199" style:family="paragraph" style:parent-style-name="Text_20_body" style:list-style-name="L9"/>
    <style:style style:name="P200" style:family="paragraph" style:parent-style-name="Text_20_body" style:list-style-name="L9"/>
    <style:style style:name="P201" style:family="paragraph" style:parent-style-name="Text_20_body" style:list-style-name="L9"/>
    <style:style style:name="P202" style:family="paragraph" style:parent-style-name="Text_20_body" style:list-style-name="L9"/>
    <style:style style:name="P203" style:family="paragraph" style:parent-style-name="Text_20_body" style:list-style-name="L9"/>
    <style:style style:name="P204" style:family="paragraph" style:parent-style-name="Text_20_body" style:list-style-name="L9"/>
    <style:style style:name="P205" style:family="paragraph" style:parent-style-name="Text_20_body" style:list-style-name="L9"/>
    <style:style style:name="P206" style:family="paragraph" style:parent-style-name="Text_20_body" style:list-style-name="L9"/>
    <style:style style:name="P207" style:family="paragraph" style:parent-style-name="Text_20_body" style:list-style-name="L9"/>
    <style:style style:name="P208" style:family="paragraph" style:parent-style-name="Text_20_body" style:list-style-name="L9"/>
    <style:style style:name="P209" style:family="paragraph" style:parent-style-name="Text_20_body" style:list-style-name="L9"/>
    <style:style style:name="P210" style:family="paragraph" style:parent-style-name="Text_20_body" style:list-style-name="L9"/>
    <style:style style:name="P211" style:family="paragraph" style:parent-style-name="Text_20_body" style:list-style-name="L9"/>
    <style:style style:name="P212" style:family="paragraph" style:parent-style-name="Text_20_body" style:list-style-name="L9"/>
    <style:style style:name="P213" style:family="paragraph" style:parent-style-name="Text_20_body" style:list-style-name="L9"/>
    <style:style style:name="P214" style:family="paragraph" style:parent-style-name="Text_20_body" style:list-style-name="L9"/>
    <style:style style:name="P215" style:family="paragraph" style:parent-style-name="Text_20_body" style:list-style-name="L9"/>
    <style:style style:name="P216" style:family="paragraph" style:parent-style-name="Text_20_body" style:list-style-name="L9"/>
    <style:style style:name="P217" style:family="paragraph" style:parent-style-name="Text_20_body" style:list-style-name="L9"/>
    <style:style style:name="P218" style:family="paragraph" style:parent-style-name="Text_20_body" style:list-style-name="L9"/>
    <style:style style:name="P219" style:family="paragraph" style:parent-style-name="Text_20_body" style:list-style-name="L9"/>
    <style:style style:name="P220" style:family="paragraph" style:parent-style-name="Text_20_body" style:list-style-name="L9"/>
    <style:style style:name="P221" style:family="paragraph" style:parent-style-name="Text_20_body" style:list-style-name="L9"/>
    <style:style style:name="P222" style:family="paragraph" style:parent-style-name="Text_20_body" style:list-style-name="L9"/>
    <style:style style:name="P223" style:family="paragraph" style:parent-style-name="Text_20_body" style:list-style-name="L9"/>
    <style:style style:name="P224" style:family="paragraph" style:parent-style-name="Text_20_body" style:list-style-name="L9"/>
    <style:style style:name="P225" style:family="paragraph" style:parent-style-name="Text_20_body" style:list-style-name="L9"/>
    <style:style style:name="P226" style:family="paragraph" style:parent-style-name="Text_20_body" style:list-style-name="L9"/>
    <style:style style:name="P227" style:family="paragraph" style:parent-style-name="Text_20_body" style:list-style-name="L9"/>
    <style:style style:name="P228" style:family="paragraph" style:parent-style-name="Text_20_body" style:list-style-name="L9"/>
    <style:style style:name="P229" style:family="paragraph" style:parent-style-name="Text_20_body" style:list-style-name="L9"/>
    <style:style style:name="P230" style:family="paragraph" style:parent-style-name="Text_20_body" style:list-style-name="L9"/>
    <style:style style:name="P231" style:family="paragraph" style:parent-style-name="Text_20_body" style:list-style-name="L9"/>
    <style:style style:name="P232" style:family="paragraph" style:parent-style-name="Text_20_body" style:list-style-name="L9"/>
    <style:style style:name="P233" style:family="paragraph" style:parent-style-name="Text_20_body" style:list-style-name="L9"/>
    <style:style style:name="P234" style:family="paragraph" style:parent-style-name="Text_20_body" style:list-style-name="L9"/>
    <style:style style:name="P235" style:family="paragraph" style:parent-style-name="Text_20_body" style:list-style-name="L9"/>
    <style:style style:name="P236" style:family="paragraph" style:parent-style-name="Text_20_body" style:list-style-name="L9"/>
    <style:style style:name="P237" style:family="paragraph" style:parent-style-name="Text_20_body" style:list-style-name="L9"/>
    <style:style style:name="P238" style:family="paragraph" style:parent-style-name="Text_20_body" style:list-style-name="L50">
      <style:paragraph-properties fo:text-align="justify" style:justify-single-word="false"/>
      <style:text-properties fo:font-weight="normal" style:font-weight-asian="normal" style:font-weight-complex="normal"/>
    </style:style>
    <style:style style:name="P239" style:family="paragraph" style:parent-style-name="Text_20_body" style:list-style-name="L50">
      <style:paragraph-properties fo:text-align="justify" style:justify-single-word="false"/>
      <style:text-properties fo:font-weight="normal" style:font-weight-asian="normal" style:font-weight-complex="normal"/>
    </style:style>
    <style:style style:name="P240" style:family="paragraph" style:parent-style-name="Text_20_body">
      <style:text-properties fo:font-weight="bold" style:font-weight-asian="bold" style:font-weight-complex="bold"/>
    </style:style>
    <style:style style:name="P241" style:family="paragraph" style:parent-style-name="Text_20_body" style:list-style-name="L4">
      <style:paragraph-properties fo:margin-left="0cm" fo:margin-right="0cm" fo:text-align="justify" style:justify-single-word="false" fo:text-indent="0cm" style:auto-text-indent="false"/>
    </style:style>
    <style:style style:name="P242" style:family="paragraph" style:parent-style-name="Text_20_body">
      <style:paragraph-properties fo:break-before="page"/>
    </style:style>
    <style:style style:name="P243" style:family="paragraph" style:parent-style-name="Header">
      <style:paragraph-properties fo:text-align="center" style:justify-single-word="false"/>
    </style:style>
    <style:style style:name="P244" style:family="paragraph" style:parent-style-name="Header">
      <style:paragraph-properties>
        <style:tab-stops>
          <style:tab-stop style:position="0cm"/>
        </style:tab-stops>
      </style:paragraph-properties>
      <style:text-properties style:font-name="Verdana1" fo:font-size="8pt" fo:language="en" fo:country="GB" style:font-size-asian="8pt"/>
    </style:style>
    <style:style style:name="P245" style:family="paragraph" style:parent-style-name="Header">
      <style:text-properties style:font-name="Verdana1" fo:font-size="7pt" style:font-size-asian="7pt" style:font-size-complex="7pt"/>
    </style:style>
    <style:style style:name="P246" style:family="paragraph" style:parent-style-name="Header">
      <style:text-properties style:font-name="Verdana1" fo:font-size="6.5pt" style:font-size-asian="6.5pt"/>
    </style:style>
    <style:style style:name="P247" style:family="paragraph" style:parent-style-name="Header">
      <style:paragraph-properties fo:margin-left="0.009cm" fo:margin-right="0.062cm" fo:text-align="center" style:justify-single-word="false" fo:text-indent="0cm" style:auto-text-indent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48" style:family="paragraph" style:parent-style-name="Frame_20_contents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249" style:family="paragraph" style:parent-style-name="Frame_20_contents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250" style:family="paragraph" style:parent-style-name="Frame_20_contents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251" style:family="paragraph" style:parent-style-name="Frame_20_contents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252" style:family="paragraph" style:parent-style-name="Frame_20_contents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253" style:family="paragraph" style:parent-style-name="Frame_20_contents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254" style:family="paragraph" style:parent-style-name="Frame_20_contents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255" style:family="paragraph" style:parent-style-name="Frame_20_contents" style:list-style-name="L6">
      <style:paragraph-properties fo:text-align="justify" style:justify-single-word="false"/>
      <style:text-properties fo:font-weight="normal" style:font-weight-asian="normal" style:font-weight-complex="normal"/>
    </style:style>
    <style:style style:name="P256" style:family="paragraph" style:parent-style-name="Frame_20_contents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257" style:family="paragraph" style:parent-style-name="Frame_20_contents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258" style:family="paragraph" style:parent-style-name="Frame_20_contents" style:list-style-name="L4"/>
    <style:style style:name="P259" style:family="paragraph" style:parent-style-name="Frame_20_contents" style:list-style-name="L4"/>
    <style:style style:name="P260" style:family="paragraph" style:parent-style-name="Frame_20_contents" style:list-style-name="L4"/>
    <style:style style:name="P261" style:family="paragraph" style:parent-style-name="Frame_20_contents" style:list-style-name="L4"/>
    <style:style style:name="P262" style:family="paragraph" style:parent-style-name="Frame_20_contents" style:list-style-name="L4"/>
    <style:style style:name="P263" style:family="paragraph" style:parent-style-name="Frame_20_contents" style:list-style-name="L4"/>
    <style:style style:name="P264" style:family="paragraph" style:parent-style-name="Frame_20_contents" style:list-style-name="L4"/>
    <style:style style:name="P265" style:family="paragraph" style:parent-style-name="Frame_20_contents" style:list-style-name="L4"/>
    <style:style style:name="P266" style:family="paragraph" style:parent-style-name="Frame_20_contents" style:list-style-name="L4"/>
    <style:style style:name="P267" style:family="paragraph" style:parent-style-name="Frame_20_contents" style:list-style-name="L4"/>
    <style:style style:name="P268" style:family="paragraph" style:parent-style-name="Frame_20_contents">
      <style:paragraph-properties fo:text-align="justify" style:justify-single-word="false"/>
    </style:style>
    <style:style style:name="P269" style:family="paragraph" style:parent-style-name="Frame_20_contents" style:list-style-name="L5">
      <style:paragraph-properties fo:text-align="justify" style:justify-single-word="false"/>
    </style:style>
    <style:style style:name="P270" style:family="paragraph" style:parent-style-name="Frame_20_contents" style:list-style-name="L5">
      <style:paragraph-properties fo:text-align="justify" style:justify-single-word="false"/>
    </style:style>
    <style:style style:name="P271" style:family="paragraph" style:parent-style-name="Frame_20_contents" style:list-style-name="L8"/>
    <style:style style:name="P272" style:family="paragraph" style:parent-style-name="Frame_20_contents" style:list-style-name="L8"/>
    <style:style style:name="P273" style:family="paragraph" style:parent-style-name="Frame_20_contents" style:list-style-name="L8"/>
    <style:style style:name="P274" style:family="paragraph" style:parent-style-name="Frame_20_contents" style:list-style-name="L8"/>
    <style:style style:name="P275" style:family="paragraph" style:parent-style-name="Frame_20_contents" style:list-style-name="L8"/>
    <style:style style:name="P276" style:family="paragraph" style:parent-style-name="Frame_20_contents" style:list-style-name="L8"/>
    <style:style style:name="P277" style:family="paragraph" style:parent-style-name="Frame_20_contents" style:list-style-name="L8"/>
    <style:style style:name="P278" style:family="paragraph" style:parent-style-name="Frame_20_contents" style:list-style-name="L8"/>
    <style:style style:name="P279" style:family="paragraph" style:parent-style-name="Frame_20_contents" style:list-style-name="L8"/>
    <style:style style:name="P280" style:family="paragraph" style:parent-style-name="Frame_20_contents" style:list-style-name="L10"/>
    <style:style style:name="P281" style:family="paragraph" style:parent-style-name="Frame_20_contents" style:list-style-name="L10"/>
    <style:style style:name="P282" style:family="paragraph" style:parent-style-name="Frame_20_contents" style:list-style-name="L10"/>
    <style:style style:name="P283" style:family="paragraph" style:parent-style-name="Frame_20_contents" style:list-style-name="L10"/>
    <style:style style:name="P284" style:family="paragraph" style:parent-style-name="Frame_20_contents" style:list-style-name="L4"/>
    <style:style style:name="P285" style:family="paragraph" style:parent-style-name="Frame_20_contents">
      <style:paragraph-properties fo:text-align="center" style:justify-single-word="false"/>
    </style:style>
    <style:style style:name="P286" style:family="paragraph" style:parent-style-name="Frame_20_contents" style:list-style-name="L8"/>
    <style:style style:name="P287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88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89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0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1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2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3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4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5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6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7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8" style:family="paragraph" style:parent-style-name="Frame_20_contents" style:list-style-name="L5">
      <style:paragraph-properties fo:margin-left="0cm" fo:margin-right="0cm" fo:text-align="justify" style:justify-single-word="false" fo:text-indent="0cm" style:auto-text-indent="false"/>
    </style:style>
    <style:style style:name="P299" style:family="paragraph" style:parent-style-name="Frame_20_contents" style:list-style-name="L7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0" style:family="paragraph" style:parent-style-name="Frame_20_contents" style:list-style-name="L7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1" style:family="paragraph" style:parent-style-name="Frame_20_contents" style:list-style-name="L7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2" style:family="paragraph" style:parent-style-name="Frame_20_contents" style:list-style-name="L7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3" style:family="paragraph" style:parent-style-name="Frame_20_contents" style:list-style-name="L7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4" style:family="paragraph" style:parent-style-name="Frame_20_contents" style:list-style-name="L7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5" style:family="paragraph" style:parent-style-name="Frame_20_contents">
      <style:paragraph-properties fo:margin-left="1.251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6" style:family="paragraph" style:parent-style-name="Frame_20_contents">
      <style:paragraph-properties fo:margin-left="1.251cm" fo:margin-right="0cm" fo:text-align="justify" style:justify-single-word="false" fo:text-indent="0cm" style:auto-text-indent="false"/>
    </style:style>
    <style:style style:name="P30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8" style:family="paragraph" style:parent-style-name="Document_20_Title">
      <style:paragraph-properties fo:text-align="center" style:justify-single-word="false" fo:background-color="#e6e6e6">
        <style:background-image/>
      </style:paragraph-properties>
    </style:style>
    <style:style style:name="P30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0" style:family="paragraph">
      <style:paragraph-properties fo:text-align="center"/>
    </style:style>
    <style:style style:name="P311" style:family="paragraph">
      <style:paragraph-properties fo:text-align="center"/>
      <style:text-properties style:font-name="Verdana1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style:font-name="Verdana1" fo:font-size="10pt"/>
    </style:style>
    <style:style style:name="fr1" style:family="graphic" style:parent-style-name="Frame">
      <style:graphic-properties fo:margin-left="0cm" fo:margin-right="0cm" style:run-through="foreground" style:wrap="none" style:vertical-pos="middle" style:vertical-rel="baseline" style:horizontal-pos="from-left" style:horizontal-rel="paragraph" fo:background-color="#e6e6e6" style:background-transparency="0%">
        <style:background-image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background-color="#e6e6e6" style:background-transparency="0%">
        <style:background-image/>
      </style:graphic-properties>
    </style:style>
    <style:style style:name="fr3" style:family="graphic" style:parent-style-name="Frame">
      <style:graphic-properties fo:margin-left="0cm" fo:margin-right="0cm" style:run-through="foreground" style:wrap="none" style:vertical-pos="top" style:vertical-rel="baseline" style:horizontal-pos="center" style:horizontal-rel="paragraph" fo:background-color="#e6e6e6" style:background-transparency="0%">
        <style:background-image/>
      </style:graphic-properties>
    </style:style>
    <style:style style:name="fr4" style:family="graphic" style:parent-style-name="Frame">
      <style:graphic-properties fo:margin-left="0cm" fo:margin-right="0cm" style:run-through="foreground" style:wrap="none" style:vertical-pos="from-top" style:horizontal-pos="from-left" style:horizontal-rel="paragraph" fo:background-color="#e6e6e6" style:background-transparency="0%">
        <style:background-image/>
      </style:graphic-properties>
    </style:style>
    <style:style style:name="fr5" style:family="graphic" style:parent-style-name="Frame">
      <style:graphic-properties style:vertical-pos="top" style:vertical-rel="paragraph-content" style:horizontal-pos="center" style:horizontal-rel="paragraph" fo:background-color="#e6e6e6" style:background-transparency="0%">
        <style:background-image/>
        <style:columns fo:column-count="0" fo:column-gap="0cm"/>
      </style:graphic-properties>
    </style:style>
    <style:style style:name="fr6" style:family="graphic" style:parent-style-name="Frame">
      <style:graphic-properties style:vertical-pos="from-top" style:horizontal-pos="from-left" style:horizontal-rel="paragraph" fo:background-color="#e6e6e6" style:background-transparency="0%">
        <style:background-image/>
      </style:graphic-properties>
    </style:style>
    <style:style style:name="fr7" style:family="graphic" style:parent-style-name="Frame">
      <style:graphic-properties style:vertical-pos="middle" style:vertical-rel="baseline" style:horizontal-pos="from-left" style:horizontal-rel="paragraph" fo:background-color="#e6e6e6" style:background-transparency="0%">
        <style:background-image/>
      </style:graphic-properties>
    </style:style>
    <style:style style:name="fr8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>
        <style:background-image/>
      </style:graphic-properties>
    </style:style>
    <style:style style:name="fr9" style:family="graphic" style:parent-style-name="Frame">
      <style:graphic-properties style:vertical-pos="top" style:vertical-rel="baseline" style:horizontal-pos="center" style:horizontal-rel="paragraph" fo:background-color="#e6e6e6" style:background-transparency="0%">
        <style:background-image/>
        <style:columns fo:column-count="0" fo:column-gap="0cm"/>
      </style:graphic-properties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51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style:style style:name="gr1" style:family="graphic">
      <style:graphic-properties draw:fill-color="#e6e6e6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5100" number:language="es" number:country="E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aim of the following document is to describe the design of the UML2 Papyrus Sequence Diagram Editor.</text:p>
      <text:h text:style-name="Heading_20_1" text:outline-level="1">Graphical Elements Design</text:h>
      <text:h text:style-name="Heading_20_2" text:outline-level="2">Elements</text:h>
      <text:p text:style-name="Text_20_body">Metamodel used: <text:span text:style-name="T7">UML2</text:span></text:p>
      <text:p text:style-name="Text_20_body">The design of this editor uses the already existing UML2 metamodel.</text:p>
      <text:p text:style-name="Text_20_body">The following elements are used without any modification:</text:p>
      <text:list text:style-name="L2">
        <text:list-item>
          <text:p text:style-name="P131">Package</text:p>
        </text:list-item>
        <text:list-item>
          <text:p text:style-name="P131">Interaction</text:p>
        </text:list-item>
        <text:list-item>
          <text:p text:style-name="P131">Lifeline</text:p>
        </text:list-item>
        <text:list-item>
          <text:p text:style-name="P131">BehaviourExecutionSpecification</text:p>
        </text:list-item>
        <text:list-item>
          <text:p text:style-name="P131">MessageOccurrenceSpecification</text:p>
        </text:list-item>
        <text:list-item>
          <text:p text:style-name="P131">Message (call, Reply)</text:p>
        </text:list-item>
        <text:list-item>
          <text:p text:style-name="P131">CreationEvent</text:p>
        </text:list-item>
        <text:list-item>
          <text:p text:style-name="P131">DestructionEvent</text:p>
        </text:list-item>
        <text:list-item>
          <text:p text:style-name="P131">SendOperationEvent</text:p>
        </text:list-item>
        <text:list-item>
          <text:p text:style-name="P131">CallEvent (en lugar de ReceiveOperationEvent)</text:p>
        </text:list-item>
        <text:list-item>
          <text:p text:style-name="P131">SendSignalEvent</text:p>
        </text:list-item>
        <text:list-item>
          <text:p text:style-name="P131">SignalEvent (en lugar de ReceiveSignalEvent)</text:p>
        </text:list-item>
        <text:list-item>
          <text:p text:style-name="P131">GeneralOrdering</text:p>
        </text:list-item>
        <text:list-item>
          <text:p text:style-name="P131">CombinedFragment</text:p>
        </text:list-item>
      </text:list>
      <text:p text:style-name="Text_20_body">There are no modified elements.</text:p>
      <text:p text:style-name="Text_20_body">There are no new elements added to the original metamodel.</text:p>
      <text:h text:style-name="Heading_20_2" text:outline-level="2">Graphical representation</text:h>
      <text:p text:style-name="Text_20_body"><draw:frame draw:style-name="fr1" draw:name="Frame1" text:anchor-type="as-char" svg:width="16.99cm" draw:z-index="38"><draw:text-box fo:min-height="2.013cm"><text:list text:style-name="L3"><text:list-item><text:p text:style-name="P248">Element: <text:span text:style-name="T1">Package</text:span></text:p></text:list-item><text:list-item><text:p text:style-name="P248">Drawing</text:p><text:list><text:list-item><text:p text:style-name="P248">Without any graphical representation.</text:p></text:list-item><text:list-item><text:p text:style-name="P248">It is the canvas of the graphical editor.</text:p></text:list-item></text:list></text:list-item></text:list></draw:text-box></draw:frame></text:p>
      <text:p text:style-name="Text_20_body"/>
      <text:p text:style-name="Text_20_body"><draw:frame draw:style-name="fr2" draw:name="Frame39" text:anchor-type="as-char" svg:width="17cm" draw:z-index="39"><draw:text-box fo:min-height="0.499cm"><text:list text:style-name="L4"><text:list-item><text:p text:style-name="P258">Element: <text:span text:style-name="T1">Interaction</text:span></text:p></text:list-item><text:list-item><text:p text:style-name="P258">Drawing</text:p></text:list-item></text:list><text:p text:style-name="P8"><draw:frame draw:style-name="fr10" draw:name="gráficos4" text:anchor-type="paragraph" svg:width="5.981cm" svg:height="3.778cm" draw:z-index="40"><draw:image xlink:href="Pictures/200000070000175E00000EC211552FF0.svm" xlink:type="simple" xlink:show="embed" xlink:actuate="onLoad"/></draw:frame><draw:custom-shape text:anchor-type="paragraph" draw:z-index="43" draw:style-name="gr1" draw:text-style-name="P311" svg:width="0.571cm" svg:height="0.571cm" svg:x="5.233cm" svg:y="0cm"><text:p text:style-name="P310"><text:span text:style-name="T10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42" draw:style-name="gr1" draw:text-style-name="P311" svg:width="0.571cm" svg:height="0.571cm" svg:x="7.927cm" svg:y="0cm"><text:p text:style-name="P310"><text:span text:style-name="T10">2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41" draw:style-name="gr1" draw:text-style-name="P311" svg:width="0.571cm" svg:height="0.571cm" svg:x="8.673cm" svg:y="1.769cm"><text:p text:style-name="P310"><text:span text:style-name="T10">3</text:span></text:p><draw:enhanced-geometry svg:viewBox="0 0 21600 21600" draw:glue-points="10800 0 3160 3160 0 10800 3160 18440 10800 21600 18440 18440 21600 10800 18440 3160" draw:text-areas="3200 3200 18400 18400" draw:type="ellipse"/></draw:custom-shape></text:p><text:p text:style-name="Text_20_body"/><text:list text:style-name="L4"><text:list-item><text:list><text:list-item><text:p text:style-name="P258">Part 1. Label</text:p><text:list><text:list-item><text:p text:style-name="P258">Shows the static value “sd”.</text:p></text:list-item></text:list></text:list-item><text:list-item><text:p text:style-name="P258">Part 2. Label</text:p><text:list><text:list-item><text:p text:style-name="P258">Shows the name of the Interaction.</text:p></text:list-item></text:list></text:list-item><text:list-item><text:p text:style-name="P258">Part 3. Canvas</text:p><text:list><text:list-item><text:p text:style-name="P258">It may contain any of the following elements.</text:p><text:list><text:list-item><text:p text:style-name="P258">Lifeline</text:p></text:list-item><text:list-item><text:p text:style-name="P258">Interaction</text:p></text:list-item><text:list-item><text:p text:style-name="P258">CombinedFragment</text:p></text:list-item></text:list></text:list-item></text:list></text:list-item></text:list></text:list-item></text:list></draw:text-box></draw:frame></text:p>
      <text:p text:style-name="Text_20_body"/>
      <text:p text:style-name="P11"><draw:frame draw:style-name="fr3" draw:name="Frame2" text:anchor-type="as-char" svg:width="17.002cm" draw:z-index="0"><draw:text-box fo:min-height="10.167cm"><text:list text:style-name="L5"><text:list-item><text:p text:style-name="P269">Element: <text:span text:style-name="T1">Lifeline</text:span></text:p></text:list-item><text:list-item><text:p text:style-name="P269">Drawing</text:p></text:list-item></text:list><text:p text:style-name="P13"><draw:frame draw:style-name="fr10" draw:name="gráficos5" text:anchor-type="paragraph" svg:width="3.942cm" svg:height="5.038cm" draw:z-index="2"><draw:image xlink:href="Pictures/2000000700000F67000013AD228FCBC5.svm" xlink:type="simple" xlink:show="embed" xlink:actuate="onLoad"/></draw:frame><draw:custom-shape text:anchor-type="paragraph" draw:z-index="3" draw:style-name="gr1" draw:text-style-name="P311" svg:width="0.571cm" svg:height="0.571cm" svg:x="6.378cm" svg:y="0cm"><text:p text:style-name="P310"><text:span text:style-name="T10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6" draw:style-name="gr1" draw:text-style-name="P311" svg:width="0.571cm" svg:height="0.571cm" svg:x="9.045cm" svg:y="-0.132cm"><text:p text:style-name="P310"><text:span text:style-name="T10">2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5" draw:style-name="gr1" draw:text-style-name="P311" svg:width="0.571cm" svg:height="0.571cm" svg:x="8.625cm" svg:y="1.61cm"><text:p text:style-name="P310"><text:span text:style-name="T10">3</text:span></text:p><draw:enhanced-geometry svg:viewBox="0 0 21600 21600" draw:glue-points="10800 0 3160 3160 0 10800 3160 18440 10800 21600 18440 18440 21600 10800 18440 3160" draw:text-areas="3200 3200 18400 18400" draw:type="ellipse"/></draw:custom-shape></text:p><text:p text:style-name="P12"/><text:p text:style-name="P12"><text:tab/>It will appear within the part 3 of the <text:span text:style-name="T1">Interaction </text:span><text:span text:style-name="T3">element.</text:span></text:p><text:p text:style-name="P12"><text:span text:style-name="T3"><text:tab/>Alternatively, if a </text:span><text:span text:style-name="T1">DestructionEvent</text:span><text:span text:style-name="T4"> exists associated to a Lifeline through a </text:span><text:span text:style-name="T5">MessageOccurrenceSpecification</text:span><text:span text:style-name="T4">, then its graphical representation will be the following:</text:span></text:p><text:p text:style-name="P13"><draw:frame draw:style-name="fr10" draw:name="gráficos6" text:anchor-type="paragraph" svg:width="3.942cm" svg:height="5.038cm" draw:z-index="1"><draw:image xlink:href="Pictures/2000000700000F67000013AD797C96CF.svm" xlink:type="simple" xlink:show="embed" xlink:actuate="onLoad"/></draw:frame><draw:custom-shape text:anchor-type="paragraph" draw:z-index="4" draw:style-name="gr1" draw:text-style-name="P311" svg:width="0.571cm" svg:height="0.571cm" svg:x="6.378cm" svg:y="0cm"><text:p text:style-name="P310"><text:span text:style-name="T10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7" draw:style-name="gr1" draw:text-style-name="P311" svg:width="0.571cm" svg:height="0.571cm" svg:x="9.045cm" svg:y="-0.132cm"><text:p text:style-name="P310"><text:span text:style-name="T10">2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8" draw:style-name="gr1" draw:text-style-name="P311" svg:width="0.571cm" svg:height="0.571cm" svg:x="8.625cm" svg:y="1.61cm"><text:p text:style-name="P310"><text:span text:style-name="T10">3</text:span></text:p><draw:enhanced-geometry svg:viewBox="0 0 21600 21600" draw:glue-points="10800 0 3160 3160 0 10800 3160 18440 10800 21600 18440 18440 21600 10800 18440 3160" draw:text-areas="3200 3200 18400 18400" draw:type="ellipse"/></draw:custom-shape></text:p><text:list text:style-name="L5"><text:list-item><text:list><text:list-item><text:p text:style-name="P287">Part 1. Label</text:p><text:list><text:list-item><text:p text:style-name="P287">Shows the stereotypes applied to the Lifeline.</text:p></text:list-item></text:list></text:list-item><text:list-item><text:p text:style-name="P287">Part 2. Label</text:p><text:list><text:list-item><text:p text:style-name="P287">Shows the name of the Lifeline.</text:p></text:list-item></text:list></text:list-item><text:list-item><text:p text:style-name="P287">Part 3. Canvas</text:p><text:list><text:list-item><text:p text:style-name="P287">Over the central dashed line, the following elements may be drawn:</text:p><text:list><text:list-item><text:p text:style-name="P287">BehaviorExecutionSpecification</text:p></text:list-item></text:list></text:list-item></text:list></text:list-item></text:list></text:list-item></text:list></draw:text-box></draw:frame></text:p>
      <text:p text:style-name="Text_20_body"><draw:frame draw:style-name="fr1" draw:name="Marco11" text:anchor-type="as-char" svg:width="16.99cm" draw:z-index="27"><draw:text-box fo:min-height="2.013cm"><text:list text:style-name="L6"><text:list-item><text:p text:style-name="P252">Element: <text:span text:style-name="T1">CombinedFragment</text:span></text:p></text:list-item><text:list-item><text:p text:style-name="P252"><draw:custom-shape text:anchor-type="paragraph" draw:z-index="30" draw:style-name="gr1" draw:text-style-name="P311" svg:width="0.571cm" svg:height="0.571cm" svg:x="5.076cm" svg:y="0.399cm"><text:p text:style-name="P310"><text:span text:style-name="T10">1</text:span></text:p><draw:enhanced-geometry svg:viewBox="0 0 21600 21600" draw:glue-points="10800 0 3160 3160 0 10800 3160 18440 10800 21600 18440 18440 21600 10800 18440 3160" draw:text-areas="3200 3200 18400 18400" draw:type="ellipse"/></draw:custom-shape>Drawing</text:p></text:list-item></text:list><text:p text:style-name="P14"><draw:frame draw:style-name="fr10" draw:name="gráficos7" text:anchor-type="paragraph" svg:width="6.257cm" svg:height="3.778cm" draw:z-index="28"><draw:image xlink:href="Pictures/200000070000187100000EC29F6EAC84.svm" xlink:type="simple" xlink:show="embed" xlink:actuate="onLoad"/></draw:frame><draw:custom-shape text:anchor-type="paragraph" draw:z-index="29" draw:style-name="gr1" draw:text-style-name="P311" svg:width="0.571cm" svg:height="0.571cm" svg:x="8.098cm" svg:y="1.367cm"><text:p text:style-name="P310"><text:span text:style-name="T10">2</text:span></text:p><draw:enhanced-geometry svg:viewBox="0 0 21600 21600" draw:glue-points="10800 0 3160 3160 0 10800 3160 18440 10800 21600 18440 18440 21600 10800 18440 3160" draw:text-areas="3200 3200 18400 18400" draw:type="ellipse"/></draw:custom-shape></text:p><text:p text:style-name="P306"><text:span text:style-name="T3">It will appear within the part 3 of the </text:span><text:span text:style-name="T1">Lifeline</text:span><text:span text:style-name="T3"> element.</text:span></text:p><text:list text:style-name="L5"><text:list-item><text:list><text:list-item><text:p text:style-name="P287">Part 1. Label</text:p></text:list-item></text:list></text:list-item></text:list><text:list text:style-name="L4"><text:list-item text:start-value="1"><text:list><text:list-item text:start-value="1"><text:list><text:list-item text:start-value="1"><text:p text:style-name="P241">Shows the text of the InteractionOperator attribute (It is a enumerator. Each of the different values has an associated text).</text:p></text:list-item></text:list></text:list-item></text:list></text:list-item></text:list><text:list text:style-name="L5"><text:list-item text:start-value="1"><text:list><text:list-item text:start-value="1"><text:p text:style-name="P287">Part 2. Figure</text:p><text:list><text:list-item><text:p text:style-name="P287">Rectangle</text:p></text:list-item></text:list></text:list-item></text:list></text:list-item></text:list></draw:text-box></draw:frame></text:p>
      <text:p text:style-name="Text_20_body"/>
      <text:p text:style-name="Text_20_body"><draw:frame draw:style-name="fr4" draw:name="Frame3" text:anchor-type="as-char" svg:y="-2.829cm" svg:width="16.99cm" draw:z-index="44"><draw:text-box fo:min-height="2.013cm"><text:list text:style-name="L6"><text:list-item text:start-value="1"><text:p text:style-name="P252">Element: <text:span text:style-name="T1">BehaviorExecutionSpecification</text:span></text:p></text:list-item><text:list-item><text:p text:style-name="P252">Drawing</text:p></text:list-item></text:list><text:p text:style-name="P15"><draw:frame draw:style-name="fr10" draw:name="gráficos8" text:anchor-type="paragraph" svg:width="0.826cm" svg:height="1.833cm" draw:z-index="45"><draw:image xlink:href="Pictures/200000070000033A00000728348B3D42.svm" xlink:type="simple" xlink:show="embed" xlink:actuate="onLoad"/></draw:frame></text:p><text:p text:style-name="P306"><text:span text:style-name="T3">It will appear within the part 3 of the </text:span><text:span text:style-name="T1">Lifeline</text:span><text:span text:style-name="T3"> element.</text:span></text:p><text:list text:style-name="L5"><text:list-item><text:list><text:list-item><text:p text:style-name="P287">Unique part. Figure</text:p><text:list><text:list-item><text:p text:style-name="P287">Rectangle with a fixed width and variable height.</text:p></text:list-item></text:list></text:list-item></text:list></text:list-item></text:list></draw:text-box></draw:frame></text:p>
      <text:p text:style-name="Text_20_body"><draw:frame draw:style-name="fr1" draw:name="Frame4" text:anchor-type="as-char" svg:width="16.99cm" draw:z-index="14"><draw:text-box fo:min-height="2.013cm"><text:list text:style-name="L5"><text:list-item text:start-value="1"><text:p text:style-name="P256">Element: <text:span text:style-name="T1">Message</text:span></text:p></text:list-item><text:list-item><text:p text:style-name="P256">Drawing</text:p></text:list-item></text:list><text:p text:style-name="P14">Its representation will vary depending on the value of the “MessageSort” property.</text:p><text:p text:style-name="P14">- Synchronous Call</text:p><text:p text:style-name="P14"><draw:frame draw:style-name="fr10" draw:name="gráficos9" text:anchor-type="paragraph" svg:width="6.376cm" svg:height="0.954cm" draw:z-index="9"><draw:image xlink:href="Pictures/20000007000018E9000003BA824129B9.svm" xlink:type="simple" xlink:show="embed" xlink:actuate="onLoad"/></draw:frame><draw:custom-shape text:anchor-type="paragraph" draw:z-index="17" draw:style-name="gr1" draw:text-style-name="P311" svg:width="0.571cm" svg:height="0.571cm" svg:x="5.803cm" svg:y="0.09cm"><text:p text:style-name="P310"><text:span text:style-name="T10">1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16" draw:style-name="gr1" draw:text-style-name="P311" svg:width="0.571cm" svg:height="0.571cm" svg:x="9.331cm" svg:y="0cm"><text:p text:style-name="P310"><text:span text:style-name="T10">2</text:span></text:p><draw:enhanced-geometry svg:viewBox="0 0 21600 21600" draw:glue-points="10800 0 3160 3160 0 10800 3160 18440 10800 21600 18440 18440 21600 10800 18440 3160" draw:text-areas="3200 3200 18400 18400" draw:type="ellipse"/></draw:custom-shape></text:p><text:p text:style-name="P14">- Asynchronous Call, Create Message, Delete Message y Asynchronous Signal</text:p><text:p text:style-name="P14"><draw:frame draw:style-name="fr10" draw:name="gráficos10" text:anchor-type="paragraph" svg:width="6.325cm" svg:height="0.873cm" draw:z-index="10"><draw:image xlink:href="Pictures/20000007000018B50000036A5A619D66.svm" xlink:type="simple" xlink:show="embed" xlink:actuate="onLoad"/></draw:frame></text:p><text:p text:style-name="P14">- Reply</text:p><text:p text:style-name="P14"><draw:frame draw:style-name="fr10" draw:name="gráficos11" text:anchor-type="paragraph" svg:width="6.219cm" svg:height="0.928cm" draw:z-index="11"><draw:image xlink:href="Pictures/200000070000184B0000039F480A858D.svm" xlink:type="simple" xlink:show="embed" xlink:actuate="onLoad"/></draw:frame></text:p><text:list text:style-name="L7"><text:list-item><text:list><text:list-item><text:p text:style-name="P299">Part 1. Figure</text:p><text:list><text:list-item><text:p text:style-name="P299">Solid line with a closed arrow at the end OR</text:p></text:list-item><text:list-item><text:p text:style-name="P299">Solid line with an open arrow at the end OR</text:p></text:list-item><text:list-item><text:p text:style-name="P299">Dashed line with an open arrow at the end.</text:p></text:list-item></text:list></text:list-item><text:list-item><text:p text:style-name="P299">Part 2. Label</text:p><text:list><text:list-item><text:p text:style-name="P299">Shows the name of the message.</text:p></text:list-item></text:list></text:list-item></text:list></text:list-item></text:list></draw:text-box></draw:frame></text:p>
      <text:p text:style-name="Text_20_body"/>
      <text:p text:style-name="Text_20_body"><draw:frame draw:style-name="fr5" draw:name="Marco12" text:anchor-type="paragraph" svg:width="17cm" draw:z-index="12"><draw:text-box fo:min-height="0.499cm"><text:list text:style-name="L8"><text:list-item text:start-value="1"><text:p text:style-name="P271">Element: <text:span text:style-name="T1">Comment</text:span></text:p></text:list-item><text:list-item><text:p text:style-name="P271"><draw:frame draw:style-name="fr10" draw:name="gráficos31" text:anchor-type="paragraph" svg:width="4.126cm" svg:height="2.175cm" draw:z-index="13"><draw:image xlink:href="Pictures/200000070000101E0000087F7A0E25E5.svm" xlink:type="simple" xlink:show="embed" xlink:actuate="onLoad"/></draw:frame><draw:custom-shape text:anchor-type="paragraph" draw:z-index="18" draw:style-name="gr1" draw:text-style-name="P311" svg:width="0.571cm" svg:height="0.571cm" svg:x="7.895cm" svg:y="0.607cm"><text:p text:style-name="P310"><text:span text:style-name="T10">2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15" draw:style-name="gr1" draw:text-style-name="P311" svg:width="0.571cm" svg:height="0.571cm" svg:x="6.287cm" svg:y="0cm"><text:p text:style-name="P310"><text:span text:style-name="T10">1</text:span></text:p><draw:enhanced-geometry svg:viewBox="0 0 21600 21600" draw:glue-points="10800 0 3160 3160 0 10800 3160 18440 10800 21600 18440 18440 21600 10800 18440 3160" draw:text-areas="3200 3200 18400 18400" draw:type="ellipse"/></draw:custom-shape>Drawing</text:p><text:list><text:list-item><text:p text:style-name="P271">Part 1. Figure</text:p><text:list><text:list-item><text:p text:style-name="P271">Rectangle with a decorator in the top-left corner side.</text:p></text:list-item></text:list></text:list-item><text:list-item><text:p text:style-name="P271">Part 2. Label</text:p><text:list><text:list-item><text:p text:style-name="P271">Shows the content of the comment (value of the body attribute).</text:p></text:list-item></text:list></text:list-item></text:list></text:list-item></text:list></draw:text-box></draw:frame></text:p>
      <text:p text:style-name="Text_20_body"><draw:frame draw:style-name="fr5" draw:name="Marco13" text:anchor-type="paragraph" svg:width="17cm" draw:z-index="19"><draw:text-box fo:min-height="0.499cm"><text:list text:style-name="L8"><text:list-item text:start-value="1"><text:p text:style-name="P271">Element: <text:span text:style-name="T1">CommentLink</text:span></text:p></text:list-item><text:list-item><text:p text:style-name="P271"><draw:custom-shape text:anchor-type="paragraph" draw:z-index="34" draw:style-name="gr1" draw:text-style-name="P311" svg:width="0.571cm" svg:height="0.571cm" svg:x="7.939cm" svg:y="0.379cm"><text:p text:style-name="P310"><text:span text:style-name="T10">1</text:span></text:p><draw:enhanced-geometry svg:viewBox="0 0 21600 21600" draw:glue-points="10800 0 3160 3160 0 10800 3160 18440 10800 21600 18440 18440 21600 10800 18440 3160" draw:text-areas="3200 3200 18400 18400" draw:type="ellipse"/></draw:custom-shape>Drawing</text:p></text:list-item></text:list><text:p text:style-name="Frame_20_contents"><draw:frame draw:style-name="fr11" draw:name="gráficos32" text:anchor-type="paragraph" svg:width="3.097cm" svg:height="0.61cm" draw:z-index="33"><draw:image xlink:href="Pictures/2000000700000C190000026259045AAC.svm" xlink:type="simple" xlink:show="embed" xlink:actuate="onLoad"/></draw:frame></text:p><text:list text:style-name="L8"><text:list-item><text:list><text:list-item><text:p text:style-name="P271">Part 1. Figure</text:p><text:list><text:list-item><text:p text:style-name="P271">Grey dashed line.</text:p></text:list-item></text:list></text:list-item></text:list></text:list-item></text:list></draw:text-box></draw:frame></text:p>
      <text:h text:style-name="Heading_20_2" text:outline-level="2">Creation mechanisms</text:h>
      <text:p text:style-name="P7">Note: The <text:span text:style-name="T1">X</text:span><text:span text:style-name="T3"> character represents the number of existing elements of one same type belonging to the same parent at a specific time.</text:span></text:p>
      <text:list text:style-name="L11">
        <text:list-item>
          <text:p text:style-name="P19">Palette</text:p>
        </text:list-item>
      </text:list>
      <text:list text:style-name="L50">
        <text:list-item>
          <text:p text:style-name="P21">Groups</text:p>
          <text:list>
            <text:list-item>
              <text:p text:style-name="P21">Interaction</text:p>
              <text:list>
                <text:list-item>
                  <text:p text:style-name="P238">Single button: “Interaction”</text:p>
                  <text:list>
                    <text:list-item>
                      <text:p text:style-name="P238">It creates an Interaction element with its default values.</text:p>
                    </text:list-item>
                  </text:list>
                </text:list-item>
              </text:list>
            </text:list-item>
            <text:list-item>
              <text:p text:style-name="P21">Objects</text:p>
              <text:list>
                <text:list-item>
                  <text:p text:style-name="P21">Single button: “Lifeline”</text:p>
                  <text:list>
                    <text:list-item>
                      <text:p text:style-name="P21">It creates a Lifeline element with its default values.</text:p>
                    </text:list-item>
                  </text:list>
                </text:list-item>
                <text:list-item>
                  <text:p text:style-name="P21">Single button: “ExecutionBehavior”</text:p>
                  <text:list>
                    <text:list-item>
                      <text:p text:style-name="P21">It creates an ExecutionBehaviorSpecification element with its default values.</text:p>
                    </text:list-item>
                  </text:list>
                </text:list-item>
                <text:list-item>
                  <text:p text:style-name="P21">Single button: “CombinedFragment”</text:p>
                  <text:list>
                    <text:list-item>
                      <text:p text:style-name="P21">It creates a CombinedFragment element with its default values.</text:p>
                    </text:list-item>
                  </text:list>
                </text:list-item>
              </text:list>
            </text:list-item>
            <text:list-item>
              <text:p text:style-name="P21">Messages</text:p>
              <text:list>
                <text:list-item>
                  <text:p text:style-name="P21">Single button: “Call (synch.)”</text:p>
                  <text:list>
                    <text:list-item>
                      <text:p text:style-name="P21">It creates the following elements and initializes their properties with the values shown below:</text:p>
                      <text:list>
                        <text:list-item>
                          <text:p text:style-name="P21">SendOperationEvent</text:p>
                          <text:list>
                            <text:list-item>
                              <text:p text:style-name="P21">name = “SendOperation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CallEvent</text:p>
                          <text:list>
                            <text:list-item>
                              <text:p text:style-name="P21">name = “Call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1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<text:span text:style-name="T6">SendOperationEvent</text:span></text:p>
                            </text:list-item>
                          </text:list>
                        </text:list-item>
                        <text:list-item>
                          <text:p text:style-name="P21">mos2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CallEvent</text:p>
                            </text:list-item>
                          </text:list>
                        </text:list-item>
                        <text:list-item>
                          <text:p text:style-name="P21">Message</text:p>
                          <text:list>
                            <text:list-item>
                              <text:p text:style-name="P21">MessageSort = MessageSort::synchCall</text:p>
                            </text:list-item>
                            <text:list-item>
                              <text:p text:style-name="P21">ReceiveEvent = mos2</text:p>
                            </text:list-item>
                            <text:list-item>
                              <text:p text:style-name="P21">SentEvent = mos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Single button: “Call (asynch.)”</text:p>
                  <text:list>
                    <text:list-item>
                      <text:p text:style-name="P21">It creates the following elements and initializes their properties with the values shown below:</text:p>
                      <text:list>
                        <text:list-item>
                          <text:p text:style-name="P21">SendOperationEvent</text:p>
                          <text:list>
                            <text:list-item>
                              <text:p text:style-name="P21">name = “SendOperation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CallEvent</text:p>
                          <text:list>
                            <text:list-item>
                              <text:p text:style-name="P21">name = “Call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1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<text:span text:style-name="T6">SendOperationEvent</text:span></text:p>
                            </text:list-item>
                          </text:list>
                        </text:list-item>
                        <text:list-item>
                          <text:p text:style-name="P21">mos2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CallEvent</text:p>
                            </text:list-item>
                          </text:list>
                        </text:list-item>
                        <text:list-item>
                          <text:p text:style-name="P21">Message</text:p>
                          <text:list>
                            <text:list-item>
                              <text:p text:style-name="P21">MessageSort = MessageSort::asynchCall</text:p>
                            </text:list-item>
                            <text:list-item>
                              <text:p text:style-name="P21">ReceiveEvent = mos2</text:p>
                            </text:list-item>
                            <text:list-item>
                              <text:p text:style-name="P21">SentEvent = mos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Single button: “Reply”</text:p>
                  <text:list>
                    <text:list-item>
                      <text:p text:style-name="P21">It creates the following elements and initializes their properties with the values shown below:</text:p>
                      <text:list>
                        <text:list-item>
                          <text:p text:style-name="P21">mos1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2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essage</text:p>
                          <text:list>
                            <text:list-item>
                              <text:p text:style-name="P21">MessageSort = MessageSort::reply</text:p>
                            </text:list-item>
                            <text:list-item>
                              <text:p text:style-name="P21">ReceiveEvent = mos2</text:p>
                            </text:list-item>
                            <text:list-item>
                              <text:p text:style-name="P21">SentEvent = mos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[Separator]</text:p>
                </text:list-item>
                <text:list-item>
                  <text:p text:style-name="P21">Single button: “Send Signal”</text:p>
                  <text:list>
                    <text:list-item>
                      <text:p text:style-name="P21">It creates the following elements and initializes their properties with the values shown below:</text:p>
                      <text:list>
                        <text:list-item>
                          <text:p text:style-name="P21">SendSignalEvent</text:p>
                          <text:list>
                            <text:list-item>
                              <text:p text:style-name="P21">name = “SendSignal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SignalEvent</text:p>
                          <text:list>
                            <text:list-item>
                              <text:p text:style-name="P21">name = “Signal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1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<text:span text:style-name="T6">SendSignalEvent</text:span></text:p>
                            </text:list-item>
                          </text:list>
                        </text:list-item>
                        <text:list-item>
                          <text:p text:style-name="P21">mos2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SignalEvent</text:p>
                            </text:list-item>
                          </text:list>
                        </text:list-item>
                        <text:list-item>
                          <text:p text:style-name="P21">Message</text:p>
                          <text:list>
                            <text:list-item>
                              <text:p text:style-name="P21">MessageSort = MessageSort::asynchSignal</text:p>
                            </text:list-item>
                            <text:list-item>
                              <text:p text:style-name="P21">ReceiveEvent = mos2</text:p>
                            </text:list-item>
                            <text:list-item>
                              <text:p text:style-name="P21">SentEvent = mos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Single button: “Creation Event”</text:p>
                  <text:list>
                    <text:list-item>
                      <text:p text:style-name="P21">It creates the following elements and initializes their properties with the values shown below:</text:p>
                      <text:list>
                        <text:list-item>
                          <text:p text:style-name="P21">CreationEvent</text:p>
                          <text:list>
                            <text:list-item>
                              <text:p text:style-name="P21">name = “Creation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1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2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CreationEvent</text:p>
                            </text:list-item>
                          </text:list>
                        </text:list-item>
                        <text:list-item>
                          <text:p text:style-name="P21">Message</text:p>
                          <text:list>
                            <text:list-item>
                              <text:p text:style-name="P21">MessageSort = MessageSort::createMessage</text:p>
                            </text:list-item>
                            <text:list-item>
                              <text:p text:style-name="P21">ReceiveEvent = mos2</text:p>
                            </text:list-item>
                            <text:list-item>
                              <text:p text:style-name="P21">SentEvent = mos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Single button: “Destruction Event”</text:p>
                  <text:list>
                    <text:list-item>
                      <text:p text:style-name="P21">It creates the following elements and initializes their properties with the values shown below:</text:p>
                      <text:list>
                        <text:list-item>
                          <text:p text:style-name="P21">DestructionEvent</text:p>
                          <text:list>
                            <text:list-item>
                              <text:p text:style-name="P21">name = “DestructionEvent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1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</text:list>
                        </text:list-item>
                        <text:list-item>
                          <text:p text:style-name="P21">mos2: MessageOccurrenceSpecification</text:p>
                          <text:list>
                            <text:list-item>
                              <text:p text:style-name="P21">name = “MessageOccurrenceSpecification<text:span text:style-name="T1">X</text:span>”</text:p>
                            </text:list-item>
                            <text:list-item>
                              <text:p text:style-name="P21">event = DestructionEvent</text:p>
                            </text:list-item>
                          </text:list>
                        </text:list-item>
                        <text:list-item>
                          <text:p text:style-name="P21">Message</text:p>
                          <text:list>
                            <text:list-item>
                              <text:p text:style-name="P21">MessageSort = MessageSort::deleteMessage</text:p>
                            </text:list-item>
                            <text:list-item>
                              <text:p text:style-name="P21">ReceiveEvent = mos2</text:p>
                            </text:list-item>
                            <text:list-item>
                              <text:p text:style-name="P21">SentEvent = mos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Comments</text:p>
              <text:list>
                <text:list-item>
                  <text:p text:style-name="P21">Single button: “Comment”</text:p>
                  <text:list>
                    <text:list-item>
                      <text:p text:style-name="P21">It creates a Comment element with its default values.</text:p>
                    </text:list-item>
                  </text:list>
                </text:list-item>
                <text:list-item>
                  <text:p text:style-name="P21">Single button: CommentLink</text:p>
                  <text:list>
                    <text:list-item>
                      <text:p text:style-name="P21">It creates a CommentLink between an element and a comment or vice-versa.</text:p>
                    </text:list-item>
                  </text:list>
                </text:list-item>
              </text:list>
            </text:list-item>
          </text:list>
        </text:list-item>
      </text:list>
      <text:list text:style-name="L11" text:continue-numbering="true">
        <text:list-item>
          <text:p text:style-name="P19">Shortcuts</text:p>
        </text:list-item>
      </text:list>
      <text:list text:style-name="L51">
        <text:list-item>
          <text:p text:style-name="P94">Over the canvas:</text:p>
          <text:list>
            <text:list-item>
              <text:p text:style-name="P94">Interaction</text:p>
            </text:list-item>
          </text:list>
        </text:list-item>
        <text:list-item>
          <text:p text:style-name="P94">Over an Interaction:</text:p>
          <text:list>
            <text:list-item>
              <text:p text:style-name="P94">Lifeline</text:p>
            </text:list-item>
            <text:list-item>
              <text:p text:style-name="P94">Interaction</text:p>
            </text:list-item>
            <text:list-item>
              <text:p text:style-name="P94">CombinedFragment</text:p>
            </text:list-item>
            <text:list-item>
              <text:p text:style-name="P94">Comment</text:p>
            </text:list-item>
          </text:list>
        </text:list-item>
        <text:list-item>
          <text:p text:style-name="P94">Over a Lifeline:</text:p>
          <text:list>
            <text:list-item>
              <text:p text:style-name="P94">BehaviorExecutionSpecification</text:p>
            </text:list-item>
          </text:list>
        </text:list-item>
      </text:list>
      <text:h text:style-name="P10" text:outline-level="2">Element properties edition</text:h>
      <text:p text:style-name="P9"><draw:frame draw:style-name="fr2" draw:name="Frame191" text:anchor-type="as-char" svg:width="17cm" draw:z-index="64"><draw:text-box fo:min-height="0.499cm"><text:list text:style-name="L9"><text:list-item><text:p text:style-name="P145">Element: <text:span text:style-name="T1">Package</text:span></text:p></text:list-item><text:list-item><text:p text:style-name="P145">Tabs:</text:p><text:list><text:list-item><text:p text:style-name="P145">Basic</text:p><text:list><text:list-item><text:p text:style-name="P145">Diagram Name (text box)</text:p></text:list-item><text:list-item><text:p text:style-name="P145">Name (text box)</text:p></text:list-item><text:list-item><text:p text:style-name="P145">Visibility (drop-down list)</text:p></text:list-item></text:list></text:list-item></text:list></text:list-item></text:list></draw:text-box></draw:frame></text:p>
      <text:p text:style-name="P9"><draw:frame draw:style-name="fr6" draw:name="Marco14" text:anchor-type="as-char" svg:y="-2.147cm" svg:width="17cm" draw:z-index="37"><draw:text-box fo:min-height="0.499cm"><text:list text:style-name="L9"><text:list-item text:start-value="1"><text:p text:style-name="P145">Element: <text:span text:style-name="T1">Interaction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Specification (selection button)</text:p></text:list-item><text:list-item><text:p text:style-name="P145">isAbstract (checkbox)</text:p></text:list-item></text:list></text:list-item></text:list></text:list-item></text:list></draw:text-box></draw:frame></text:p>
      <text:p text:style-name="P9"><draw:frame draw:style-name="fr7" draw:name="Marco1" text:anchor-type="as-char" svg:width="17cm" draw:z-index="63"><draw:text-box fo:min-height="0.499cm"><text:list text:style-name="L9"><text:list-item text:start-value="1"><text:p text:style-name="P145">Element: <text:span text:style-name="T1">Lifeline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Represents (selection button + “New” button)</text:p></text:list-item></text:list></text:list-item></text:list></text:list-item></text:list></draw:text-box></draw:frame></text:p>
      <text:p text:style-name="P9"><draw:frame draw:style-name="fr8" draw:name="Frame24" text:anchor-type="paragraph" svg:x="0.201cm" svg:y="0.358cm" svg:width="17cm" draw:z-index="35"><draw:text-box fo:min-height="0.499cm"><text:list text:style-name="L9"><text:list-item text:start-value="1"><text:p text:style-name="P145">Element: <text:span text:style-name="T1">Execution Behaviour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/text:list></text:list-item></text:list></text:list-item></text:list></draw:text-box></draw:frame></text:p>
      <text:p text:style-name="P9"/>
      <text:p text:style-name="P9"><draw:frame draw:style-name="fr7" draw:name="Marco2" text:anchor-type="as-char" svg:width="17cm" draw:z-index="62"><draw:text-box fo:min-height="0.499cm"><text:list text:style-name="L9"><text:list-item text:start-value="1"><text:p text:style-name="P145">Element: <text:span text:style-name="T1">CombinedFragment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/text:list></text:list-item></text:list></text:list-item></text:list></draw:text-box></draw:frame></text:p>
      <text:p text:style-name="P9"><draw:frame draw:style-name="fr6" draw:name="Marco6" text:anchor-type="as-char" svg:y="-0.012cm" svg:width="17cm" draw:z-index="31"><draw:text-box fo:min-height="0.499cm"><text:list text:style-name="L9"><text:list-item text:start-value="1"><text:p text:style-name="P145">Element: <text:span text:style-name="T1">Call (Synch)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messageSort (drop-down list)</text:p></text:list-item><text:list-item><text:p text:style-name="P145">Signature (selection button + “Remove” button + Operation List)</text:p></text:list-item></text:list></text:list-item></text:list></text:list-item></text:list></draw:text-box></draw:frame></text:p>
      <text:p text:style-name="P9"><draw:frame draw:style-name="fr6" draw:name="Marco15" text:anchor-type="as-char" svg:y="-0.012cm" svg:width="17cm" draw:z-index="36"><draw:text-box fo:min-height="0.499cm"><text:list text:style-name="L9"><text:list-item text:start-value="1"><text:p text:style-name="P145">Element: <text:span text:style-name="T1">Call (Asynch)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messageSort (drop-down list)</text:p></text:list-item><text:list-item><text:p text:style-name="P145">Signature (selection button + “Remove” button + Operation List)</text:p></text:list-item></text:list></text:list-item></text:list></text:list-item></text:list></draw:text-box></draw:frame></text:p>
      <text:p text:style-name="P9"><draw:frame draw:style-name="fr6" draw:name="Marco16" text:anchor-type="as-char" svg:y="-0.3cm" svg:width="17cm" draw:z-index="32"><draw:text-box fo:min-height="0.499cm"><text:list text:style-name="L9"><text:list-item text:start-value="1"><text:p text:style-name="P145">Element: <text:span text:style-name="T1">Reply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messageSort (drop-down list)</text:p></text:list-item></text:list></text:list-item></text:list></text:list-item></text:list></draw:text-box></draw:frame></text:p>
      <text:p text:style-name="P9"/>
      <text:p text:style-name="P9"><draw:frame draw:style-name="fr6" draw:name="Marco17" text:anchor-type="as-char" svg:y="-0.3cm" svg:width="17cm" draw:z-index="24"><draw:text-box fo:min-height="0.499cm"><text:list text:style-name="L9"><text:list-item text:start-value="1"><text:p text:style-name="P145">Element: <text:span text:style-name="T1">SendSignal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messageSort (drop-down list)</text:p></text:list-item></text:list></text:list-item></text:list></text:list-item></text:list></draw:text-box></draw:frame></text:p>
      <text:p text:style-name="P9"><draw:frame draw:style-name="fr6" draw:name="Marco18" text:anchor-type="as-char" svg:y="-0.3cm" svg:width="17cm" draw:z-index="25"><draw:text-box fo:min-height="0.499cm"><text:list text:style-name="L9"><text:list-item text:start-value="1"><text:p text:style-name="P145">Element: <text:span text:style-name="T1">CreationEvent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messageSort (drop-down list)</text:p></text:list-item></text:list></text:list-item></text:list></text:list-item></text:list></draw:text-box></draw:frame></text:p>
      <text:p text:style-name="P9"><draw:frame draw:style-name="fr6" draw:name="Marco19" text:anchor-type="as-char" svg:y="-0.3cm" svg:width="17cm" draw:z-index="26"><draw:text-box fo:min-height="0.499cm"><text:list text:style-name="L9"><text:list-item text:start-value="1"><text:p text:style-name="P145">Element: <text:span text:style-name="T1">DestructionEvent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messageSort (drop-down list)</text:p></text:list-item></text:list></text:list-item></text:list></text:list-item></text:list></draw:text-box></draw:frame></text:p>
      <text:p text:style-name="Text_20_body"><draw:frame draw:style-name="fr7" draw:name="Marco3" text:anchor-type="as-char" svg:width="17cm" draw:z-index="61"><draw:text-box fo:min-height="0.499cm"><text:list text:style-name="L9"><text:list-item text:start-value="1"><text:p text:style-name="P145">Element: <text:span text:style-name="T1">MessageOccurrenceSpecification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/text:list></text:list-item></text:list></text:list-item></text:list></draw:text-box></draw:frame></text:p>
      <text:p text:style-name="Text_20_body"><draw:frame draw:style-name="fr7" draw:name="Marco5" text:anchor-type="as-char" svg:width="17cm" draw:z-index="20"><draw:text-box fo:min-height="0.499cm"><text:list text:style-name="L9"><text:list-item text:start-value="1"><text:p text:style-name="P145">Element: <text:span text:style-name="T1">GeneralOrdering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/text:list></text:list-item></text:list></text:list-item></text:list></draw:text-box></draw:frame></text:p>
      <text:p text:style-name="Text_20_body"><draw:frame draw:style-name="fr7" draw:name="Marco4" text:anchor-type="as-char" svg:width="17cm" draw:z-index="21"><draw:text-box fo:min-height="0.499cm"><text:list text:style-name="L9"><text:list-item text:start-value="1"><text:p text:style-name="P145">Element: <text:span text:style-name="T1">SendOperationEvent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text:list-item><text:p text:style-name="P145">Operation (selection button)</text:p></text:list-item></text:list></text:list-item></text:list></text:list-item></text:list></draw:text-box></draw:frame></text:p>
      <text:p text:style-name="Text_20_body"><draw:frame draw:style-name="fr7" draw:name="Marco7" text:anchor-type="as-char" svg:width="17cm" draw:z-index="22"><draw:text-box fo:min-height="0.499cm"><text:list text:style-name="L9"><text:list-item text:start-value="1"><text:p text:style-name="P145">Element: <text:span text:style-name="T1">SendSignalEvent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/text:list></text:list-item></text:list></text:list-item></text:list></draw:text-box></draw:frame></text:p>
      <text:p text:style-name="Text_20_body"><draw:frame draw:style-name="fr7" draw:name="Marco8" text:anchor-type="as-char" svg:width="17cm" draw:z-index="23"><draw:text-box fo:min-height="0.499cm"><text:list text:style-name="L9"><text:list-item text:start-value="1"><text:p text:style-name="P145">Element: <text:span text:style-name="T1">SignalEvent</text:span></text:p></text:list-item><text:list-item><text:p text:style-name="P145">Tabs:</text:p><text:list><text:list-item><text:p text:style-name="P145">Basic</text:p><text:list><text:list-item><text:p text:style-name="P145">Name (text box)</text:p></text:list-item><text:list-item><text:p text:style-name="P145">Visibility (drop-down list)</text:p></text:list-item></text:list></text:list-item></text:list></text:list-item></text:list></draw:text-box></draw:frame></text:p>
      <text:p text:style-name="Text_20_body"><draw:frame draw:style-name="fr9" draw:name="Marco9" text:anchor-type="as-char" svg:width="17cm" draw:z-index="60"><draw:text-box fo:min-height="0.499cm"><text:list text:style-name="L10"><text:list-item text:start-value="1"><text:p text:style-name="P280">Element: <text:span text:style-name="T1">Comment</text:span></text:p></text:list-item><text:list-item><text:p text:style-name="P280">Tabs</text:p><text:list><text:list-item><text:p text:style-name="P280">Basic</text:p><text:list><text:list-item><text:p text:style-name="P280">Body (text box)</text:p></text:list-item></text:list></text:list-item></text:list></text:list-item></text:list></draw:text-box></draw:frame></text:p>
      <text:h text:style-name="Heading_20_2" text:outline-level="2"/>
      <text:p text:style-name="P7"/>
      <text:h text:style-name="Heading_20_2" text:outline-level="2">Other specification</text:h>
      <text:list text:style-name="L14">
        <text:list-item>
          <text:p text:style-name="P17">Extensión de los archivos</text:p>
          <text:list>
            <text:list-item>
              <text:p text:style-name="P17">Model: .uml</text:p>
            </text:list-item>
            <text:list-item>
              <text:p text:style-name="P17">Diagram: .umldi</text:p>
            </text:list-item>
          </text:list>
        </text:list-item>
      </text:list>
      <text:p text:style-name="P7"/>
      <text:h text:style-name="Heading_20_2" text:outline-level="2">Useful recipes</text:h>
      <text:p text:style-name="P7">None at the moment.</text:p>
      <text:p text:style-name="P11"/>
      <text:p text:style-name="P8"/>
      <text:table-of-content text:style-name="Sect1" text:protected="true" text:name="Índice de contenid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307">Introduction<text:tab/>1</text:p>
          <text:p text:style-name="P307">Graphical Elements Design<text:tab/>1</text:p>
          <text:p text:style-name="P309">Elements<text:tab/>1</text:p>
          <text:p text:style-name="P309">Graphical representation<text:tab/>1</text:p>
          <text:p text:style-name="P309">Creation mechanisms<text:tab/>6</text:p>
          <text:p text:style-name="P309">Element properties edition<text:tab/>10</text:p>
          <text:p text:style-name="P309">Other specification<text:tab/>13</text:p>
          <text:p text:style-name="P309">Useful recipes<text:tab/>13</text:p>
        </text:index-body>
      </text:table-of-content>
      <text:p text:style-name="Text_20_body"/>
      <text:p text:style-name="gvm_5f_elemento">Version History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float" office:value="0">
            <text:p text:style-name="P5">Version</text:p>
          </table:table-cell>
          <table:table-cell table:style-name="Tabla3.B1" office:value-type="float" office:value="0">
            <text:p text:style-name="P5">Date</text:p>
          </table:table-cell>
          <table:table-cell table:style-name="Tabla3.B1" office:value-type="float" office:value="0">
            <text:p text:style-name="P5">Author</text:p>
          </table:table-cell>
          <table:table-cell table:style-name="Tabla3.D1" office:value-type="float" office:value="0">
            <text:p text:style-name="P5">Comments</text:p>
          </table:table-cell>
        </table:table-row>
        <table:table-row>
          <table:table-cell table:style-name="Tabla3.A2" office:value-type="float" office:value="0">
            <text:p text:style-name="P6">0.1</text:p>
          </table:table-cell>
          <table:table-cell table:style-name="Tabla3.B2" office:value-type="string">
            <text:p text:style-name="P6">05/08/08</text:p>
          </table:table-cell>
          <table:table-cell table:style-name="Tabla3.B2" office:value-type="string">
            <text:p text:style-name="P6">Gabriel Merin</text:p>
          </table:table-cell>
          <table:table-cell table:style-name="Tabla3.D2" office:value-type="string">
            <text:p text:style-name="P6">Initial design.</text:p>
          </table:table-cell>
        </table:table-row>
        <table:table-row>
          <table:table-cell table:style-name="Tabla3.A2" office:value-type="float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D2" office:value-type="string">
            <text:p text:style-name="P6"/>
          </table:table-cell>
        </table:table-row>
        <table:table-row>
          <table:table-cell table:style-name="Tabla3.A2" office:value-type="float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D2" office:value-type="string">
            <text:p text:style-name="P6"/>
          </table:table-cell>
        </table:table-row>
        <table:table-row>
          <table:table-cell table:style-name="Tabla3.A2" office:value-type="float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D2" office:value-type="string">
            <text:p text:style-name="P6"/>
          </table:table-cell>
        </table:table-row>
        <table:table-row>
          <table:table-cell table:style-name="Tabla3.A2" office:value-type="float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B2" office:value-type="string">
            <text:p text:style-name="P6"/>
          </table:table-cell>
          <table:table-cell table:style-name="Tabla3.D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Monospace" svg:font-family="Monospace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91" draw:display-name="Hatch 91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ed_20__28_var_29_" draw:display-name="Dashed (var)" draw:style="rect" draw:dots1="1" draw:dots1-length="112%" draw:distance="72%"/>
    <draw:stroke-dash draw:name="Line_20_Style_20_9" draw:display-name="Line Style 9" draw:style="rect" draw:dots1="1" draw:dots1-length="112%" draw:distance="68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background-color="transparent">
        <style:background-image/>
      </style:paragraph-properties>
      <style:text-properties style:font-name="Verdana" fo:font-size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padding="0cm" fo:border-left="none" fo:border-right="none" fo:border-top="none" fo:border-bottom="0.018cm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next-style-name="Heading_20_1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Verdana2" fo:font-size="1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start" style:justify-single-word="false"/>
      <style:text-properties fo:font-size="10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text-transform="uppercase" style:font-name="Verdana" fo:font-size="10pt"/>
    </style:style>
    <style:style style:name="Document_20_SubTitle" style:display-name="Document SubTitle" style:family="paragraph" style:parent-style-name="Document_20_Title" style:next-style-name="Text_20_body">
      <style:text-properties fo:font-size="9pt"/>
    </style:style>
    <style:style style:name="gvm_5f_elemento" style:display-name="gvm_elemento" style:family="paragraph" style:parent-style-name="Title" style:next-style-name="Standard" style:class="text" style:master-page-name="">
      <style:paragraph-properties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Verdana1" fo:font-size="12pt" fo:font-style="italic" style:text-underline-style="none" fo:font-weight="bold" style:font-size-asian="6pt" style:font-style-asian="italic" style:font-weight-asian="bold" style:font-size-complex="6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999cm" fo:margin-left="0cm" fo:margin-right="0cm" table:align="margins" style:writing-mode="lr-tb"/>
    </style:style>
    <style:style style:name="Tabla1.A" style:family="table-column">
      <style:table-column-properties style:column-width="1.886cm" style:rel-column-width="1069*"/>
    </style:style>
    <style:style style:name="Tabla1.B" style:family="table-column">
      <style:table-column-properties style:column-width="15.111cm" style:rel-column-width="8567*"/>
    </style:style>
    <style:style style:name="Tabla1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1.B1.1" style:family="table-column">
      <style:table-column-properties style:column-width="10.146cm" style:rel-column-width="5752*"/>
    </style:style>
    <style:style style:name="Tabla1.B1.2" style:family="table-column">
      <style:table-column-properties style:column-width="4.965cm" style:rel-column-width="2815*"/>
    </style:style>
    <style:style style:name="Tabla1.B1.1.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la1.B1.1.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.B1.2.2.1" style:family="table-column">
      <style:table-column-properties style:column-width="2.699cm" style:rel-column-width="1530*"/>
    </style:style>
    <style:style style:name="Tabla1.B1.2.2.2" style:family="table-column">
      <style:table-column-properties style:column-width="2.267cm" style:rel-column-width="1285*"/>
    </style:style>
    <style:style style:name="Tabla1.B1.2.2.1.1" style:family="table-cell" style:data-style-name="N5036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a1.B1.2.2.1.2" style:family="table-cell" style:data-style-name="N5036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.B1.2.2.2.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0cm"/>
        </style:tab-stops>
      </style:paragraph-properties>
      <style:text-properties style:font-name="Verdana1" fo:font-size="8pt" fo:language="en" fo:country="GB" style:font-size-asian="8pt"/>
    </style:style>
    <style:style style:name="P3" style:family="paragraph" style:parent-style-name="Header">
      <style:text-properties style:font-name="Verdana1" fo:font-size="7pt" style:font-size-asian="7pt" style:font-size-complex="7pt"/>
    </style:style>
    <style:style style:name="P4" style:family="paragraph" style:parent-style-name="Header">
      <style:paragraph-properties fo:margin-left="0.009cm" fo:margin-right="0.062cm" fo:text-align="center" style:justify-single-word="false" fo:text-indent="0cm" style:auto-text-indent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Verdana1" fo:font-size="6.5pt" style:font-size-asian="6.5pt"/>
    </style:style>
    <style:style style:name="P6" style:family="paragraph" style:parent-style-name="Header">
      <style:paragraph-properties fo:margin-left="1.03cm" fo:margin-right="-0.016cm" fo:text-align="center" style:justify-single-word="false" fo:text-indent="0cm" style:auto-text-indent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7" style:family="paragraph" style:parent-style-name="Header">
      <style:paragraph-properties fo:margin-left="0cm" fo:margin-right="0.078cm" fo:text-align="end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1" fo:font-size="8pt" fo:font-weight="bold" style:font-size-asian="8pt" style:font-weight-asian="bold" style:font-size-complex="8pt" style:font-weight-complex="bold"/>
    </style:style>
    <style:style style:name="P8" style:family="paragraph" style:parent-style-name="Document_20_Title">
      <style:paragraph-properties fo:text-align="center" style:justify-single-word="false" fo:background-color="#e6e6e6">
        <style:background-image/>
      </style:paragraph-properties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1"><draw:frame draw:style-name="fr1" draw:name="logo1_GV" text:anchor-type="as-char" svg:width="1.468cm" svg:height="1.579cm" draw:z-index="59"><draw:image xlink:href="Pictures/1000000000000044000000439F33C370.png" xlink:type="simple" xlink:show="embed" xlink:actuate="onLoad"/></draw:frame></text:p>
            </table:table-cell>
            <table:table-cell>
              <table:table table:is-sub-table="true">
                <table:table-column table:style-name="Tabla1.B1.1"/>
                <table:table-column table:style-name="Tabla1.B1.2"/>
                <table:table-row>
                  <table:table-cell table:style-name="Tabla1.B1.1.1" table:number-columns-spanned="2" office:value-type="string">
                    <text:p text:style-name="P2">Open Source Tool for Graphical UML2 Modelling</text:p>
                  </table:table-cell>
                  <table:covered-table-cell/>
                </table:table-row>
                <table:table-row>
                  <table:table-cell table:style-name="Tabla1.B1.1.2" office:value-type="string">
                    <text:p text:style-name="P3">Project:</text:p>
                    <text:p text:style-name="P4"><text:subject>Papyrus II</text:subject></text:p>
                  </table:table-cell>
                  <table:table-cell>
                    <table:table table:is-sub-table="true">
                      <table:table-column table:style-name="Tabla1.B1.2.2.1"/>
                      <table:table-column table:style-name="Tabla1.B1.2.2.2"/>
                      <table:table-row>
                        <table:table-cell table:style-name="Tabla1.B1.2.2.1.1" table:number-columns-spanned="2" office:value-type="date" office:date-value="1899-12-30">
                          <text:p text:style-name="P5">Date:</text:p>
                          <text:p text:style-name="P4">05/08/2008</text:p>
                        </table:table-cell>
                        <table:covered-table-cell/>
                      </table:table-row>
                      <table:table-row>
                        <table:table-cell table:style-name="Tabla1.B1.2.2.1.2" office:value-type="date" office:date-value="1899-12-30">
                          <text:p text:style-name="P5">Version:</text:p>
                          <text:p text:style-name="P6">0.1</text:p>
                        </table:table-cell>
                        <table:table-cell table:style-name="Tabla1.B1.2.2.2.2" office:value-type="string">
                          <text:p text:style-name="P5">Page:</text:p>
                          <text:p text:style-name="P7"><text:page-number text:select-page="current">14</text:page-number>/<text:page-count>14</text:page-count></text:p>
                        </table:table-cell>
                      </table:table-row>
                    </table:table>
                  </table:table-cell>
                </table:table-row>
              </table:table>
            </table:table-cell>
          </table:table-row>
        </table:table>
        <text:p text:style-name="P8"><text:title>Sequence Diagram Design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Sequence Diagram Design</dc:title>
    <dc:subject>Papyrus II</dc:subject>
    <meta:initial-creator>Ba++</meta:initial-creator>
    <meta:creation-date>2007-07-03T16:20:20</meta:creation-date>
    <dc:creator>Gabriel Merin</dc:creator>
    <dc:date>2008-08-05T12:27:06</dc:date>
    <dc:language>en-GB</dc:language>
    <meta:editing-cycles>458</meta:editing-cycles>
    <meta:editing-duration>P4DT7H8M33S</meta:editing-duration>
    <meta:user-defined meta:name="Info 1"/>
    <meta:user-defined meta:name="Info 2"/>
    <meta:user-defined meta:name="Info 3"/>
    <meta:user-defined meta:name="Info 4"/>
    <meta:document-statistic meta:table-count="2" meta:image-count="11" meta:object-count="0" meta:page-count="14" meta:paragraph-count="355" meta:word-count="1057" meta:character-count="8180"/>
  </office:meta>
</office:document-meta>
</file>